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Normal"/>
    <style:font-face style:name="Arial3" svg:font-family="Arial" style:font-family-generic="swiss"/>
    <style:font-face style:name="Arial2" svg:font-family="Arial" style:font-adornments="Normal" style:font-family-generic="swiss"/>
    <style:font-face style:name="Liberation Sans5" svg:font-family="'Liberation Sans'" style:font-family-generic="swiss"/>
    <style:font-face style:name="Liberation Sans4" svg:font-family="'Liberation Sans'" style:font-adornments="Normal" style:font-family-generic="swiss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 Gras" svg:font-family="'Arial Gra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3" svg:font-family="'Liberation Sans'" style:font-adornments="Italique 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4.346cm"/>
    </style:style>
    <style:style style:name="Tableau1.B" style:family="table-column">
      <style:table-column-properties style:column-width="12.663cm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2.481cm" fo:margin-left="0cm" fo:margin-right="-0.012cm" table:align="margins"/>
    </style:style>
    <style:style style:name="Tableau5.A" style:family="table-column">
      <style:table-column-properties style:column-width="2.346cm" style:rel-column-width="12317*"/>
    </style:style>
    <style:style style:name="Tableau5.B" style:family="table-column">
      <style:table-column-properties style:column-width="5.965cm" style:rel-column-width="31322*"/>
    </style:style>
    <style:style style:name="Tableau5.C" style:family="table-column">
      <style:table-column-properties style:column-width="4.17cm" style:rel-column-width="2189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break-before="page" table:align="margins"/>
    </style:style>
    <style:style style:name="Tableau4.A" style:family="table-column">
      <style:table-column-properties style:column-width="3.23cm" style:rel-column-width="12450*"/>
    </style:style>
    <style:style style:name="Tableau4.B" style:family="table-column">
      <style:table-column-properties style:column-width="3.119cm" style:rel-column-width="12021*"/>
    </style:style>
    <style:style style:name="Tableau4.C" style:family="table-column">
      <style:table-column-properties style:column-width="2.323cm" style:rel-column-width="8955*"/>
    </style:style>
    <style:style style:name="Tableau4.D" style:family="table-column">
      <style:table-column-properties style:column-width="2.658cm" style:rel-column-width="10247*"/>
    </style:style>
    <style:style style:name="Tableau4.E" style:family="table-column">
      <style:table-column-properties style:column-width="2.833cm" style:rel-column-width="10920*"/>
    </style:style>
    <style:style style:name="Tableau4.F" style:family="table-column">
      <style:table-column-properties style:column-width="2.838cm" style:rel-column-width="10942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c0c0c0" draw:opacity="100%"/>
      <style:paragraph-properties fo:background-color="#c0c0c0"/>
      <style:text-properties fo:color="#000000" fo:background-color="transparent"/>
    </style:style>
    <style:style style:name="P2" style:family="paragraph" style:parent-style-name="Standard">
      <style:text-properties officeooo:paragraph-rsid="008bbd0f"/>
    </style:style>
    <style:style style:name="P3" style:family="paragraph" style:parent-style-name="Table_20_Contents">
      <style:paragraph-properties fo:text-align="center" style:justify-single-word="false"/>
      <style:text-properties officeooo:rsid="008058cb" officeooo:paragraph-rsid="008058cb" fo:background-color="#ffffff"/>
    </style:style>
    <style:style style:name="P4" style:family="paragraph" style:parent-style-name="Table_20_Contents">
      <style:text-properties style:font-name="Liberation Sans" fo:font-size="11pt" officeooo:rsid="008a21da" officeooo:paragraph-rsid="00843e80" fo:background-color="#ffffff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4ae98b" officeooo:paragraph-rsid="004ae98b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paragraph-rsid="004ae98b" style:font-weight-asian="bold" style:font-weight-complex="bold"/>
    </style:style>
    <style:style style:name="P8" style:family="paragraph" style:parent-style-name="Table_20_Contents">
      <style:text-properties fo:font-weight="bold" fo:background-color="#ffffff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fo:background-color="#fffff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text-properties style:font-name="Liberation Sans" fo:font-size="11pt" officeooo:rsid="00882dce" officeooo:paragraph-rsid="00882dce"/>
    </style:style>
    <style:style style:name="P13" style:family="paragraph" style:parent-style-name="Table_20_Contents">
      <style:text-properties style:font-name="Liberation Sans" fo:font-size="11pt" officeooo:rsid="008a21da" officeooo:paragraph-rsid="00843e80" fo:background-color="#ffffff"/>
    </style:style>
    <style:style style:name="P14" style:family="paragraph" style:parent-style-name="Table_20_Contents">
      <style:text-properties officeooo:rsid="004ae98b" officeooo:paragraph-rsid="004ae98b"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officeooo:rsid="0073e046" officeooo:paragraph-rsid="0073e046" fo:background-color="transparent"/>
    </style:style>
    <style:style style:name="P16" style:family="paragraph" style:parent-style-name="Table_20_Contents">
      <style:text-properties fo:background-color="#ffffff"/>
    </style:style>
    <style:style style:name="P17" style:family="paragraph" style:parent-style-name="Table_20_Contents">
      <style:paragraph-properties fo:text-align="center" style:justify-single-word="false"/>
      <style:text-properties officeooo:rsid="008058cb" officeooo:paragraph-rsid="008058cb" fo:background-color="#ffffff"/>
    </style:style>
    <style:style style:name="P18" style:family="paragraph" style:parent-style-name="Table_20_Contents">
      <style:paragraph-properties fo:text-align="center" style:justify-single-word="false"/>
      <style:text-properties officeooo:rsid="004a53cf" officeooo:paragraph-rsid="004a53cf" fo:background-color="#ffffff"/>
    </style:style>
    <style:style style:name="P19" style:family="paragraph" style:parent-style-name="Table_20_Contents">
      <style:text-properties officeooo:rsid="004a53cf" officeooo:paragraph-rsid="004a53cf" fo:background-color="#ffffff"/>
    </style:style>
    <style:style style:name="P20" style:family="paragraph" style:parent-style-name="Table_20_Contents">
      <style:text-properties officeooo:rsid="002fe052" officeooo:paragraph-rsid="002fe052" fo:background-color="#ffffff"/>
    </style:style>
    <style:style style:name="P21" style:family="paragraph" style:parent-style-name="Table_20_Contents">
      <style:paragraph-properties fo:text-align="center" style:justify-single-word="false"/>
      <style:text-properties fo:background-color="#ffffff"/>
    </style:style>
    <style:style style:name="P22" style:family="paragraph" style:parent-style-name="Table_20_Contents">
      <style:text-properties officeooo:rsid="0065c501" officeooo:paragraph-rsid="0065c501" fo:background-color="#ffffff"/>
    </style:style>
    <style:style style:name="P23" style:family="paragraph" style:parent-style-name="Table_20_Contents">
      <style:text-properties officeooo:rsid="00759c0d" officeooo:paragraph-rsid="00759c0d" fo:background-color="#ffffff"/>
    </style:style>
    <style:style style:name="P24" style:family="paragraph" style:parent-style-name="Table_20_Contents">
      <style:text-properties officeooo:rsid="00783e4f" officeooo:paragraph-rsid="00783e4f" fo:background-color="#ffffff"/>
    </style:style>
    <style:style style:name="P25" style:family="paragraph" style:parent-style-name="Table_20_Contents">
      <style:text-properties officeooo:rsid="008c5f3f" officeooo:paragraph-rsid="008c5f3f" fo:background-color="#ffffff"/>
    </style:style>
    <style:style style:name="P26" style:family="paragraph" style:parent-style-name="Table_20_Contents">
      <style:paragraph-properties fo:text-align="center" style:justify-single-word="false"/>
      <style:text-properties officeooo:rsid="008c5f3f" officeooo:paragraph-rsid="008c5f3f" fo:background-color="#ffffff"/>
    </style:style>
    <style:style style:name="P27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fo:color="#800000" style:font-name="Times New Roman" fo:font-size="11pt" style:font-size-asian="11pt" style:font-size-complex="11pt"/>
    </style:style>
    <style:style style:name="P29" style:family="paragraph" style:parent-style-name="Table_20_Contents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officeooo:rsid="003c20cc"/>
    </style:style>
    <style:style style:name="P3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>
      <style:text-properties fo:color="#000000"/>
    </style:style>
    <style:style style:name="P34" style:family="paragraph" style:parent-style-name="Standard">
      <style:text-properties fo:color="#000000" fo:background-color="transparent"/>
    </style:style>
    <style:style style:name="P35" style:family="paragraph" style:parent-style-name="Standard">
      <loext:graphic-properties draw:fill="solid" draw:fill-color="#c0c0c0" draw:opacity="100%"/>
      <style:paragraph-properties fo:background-color="#c0c0c0"/>
      <style:text-properties fo:color="#000000" fo:background-color="transparent"/>
    </style:style>
    <style:style style:name="P36" style:family="paragraph" style:parent-style-name="Standard">
      <style:text-properties fo:color="#000000" fo:font-style="italic" style:font-style-asian="italic" style:font-style-complex="italic"/>
    </style:style>
    <style:style style:name="P37" style:family="paragraph" style:parent-style-name="Standard">
      <style:text-properties fo:color="#000000" officeooo:paragraph-rsid="0029b9ac"/>
    </style:style>
    <style:style style:name="P38" style:family="paragraph" style:parent-style-name="Standard">
      <loext:graphic-properties draw:fill="solid" draw:fill-color="#c0c0c0" draw:opacity="100%"/>
      <style:paragraph-properties fo:background-color="#c0c0c0"/>
      <style:text-properties fo:color="#000000" officeooo:paragraph-rsid="0029b9ac"/>
    </style:style>
    <style:style style:name="P39" style:family="paragraph" style:parent-style-name="Standard">
      <loext:graphic-properties draw:fill="solid" draw:fill-color="#c0c0c0" draw:opacity="100%"/>
      <style:paragraph-properties fo:background-color="#c0c0c0"/>
      <style:text-properties fo:color="#000000"/>
    </style:style>
    <style:style style:name="P40" style:family="paragraph" style:parent-style-name="Standard">
      <loext:graphic-properties draw:fill="solid" draw:fill-color="#c0c0c0" draw:opacity="100%"/>
      <style:paragraph-properties fo:background-color="#c0c0c0"/>
      <style:text-properties fo:color="#000000" fo:background-color="#c0c0c0"/>
    </style:style>
    <style:style style:name="P41" style:family="paragraph" style:parent-style-name="Standard">
      <loext:graphic-properties draw:fill="solid" draw:fill-color="#c0c0c0" draw:opacity="100%"/>
      <style:paragraph-properties fo:background-color="#c0c0c0"/>
      <style:text-properties fo:color="#000000" style:font-name="Liberation Sans" fo:font-size="11pt" officeooo:rsid="00882dce" fo:background-color="transparent"/>
    </style:style>
    <style:style style:name="P42" style:family="paragraph" style:parent-style-name="Standard">
      <style:text-properties officeooo:paragraph-rsid="008bbd0f"/>
    </style:style>
    <style:style style:name="P43" style:family="paragraph" style:parent-style-name="Standard">
      <style:paragraph-properties fo:text-align="justify" style:justify-single-word="false"/>
      <style:text-properties style:font-name="Liberation Sans1" fo:font-size="11pt" officeooo:paragraph-rsid="004d83dd" style:font-name-asian="Arial3" style:font-size-asian="11pt" style:font-name-complex="Arial3" style:font-size-complex="11pt"/>
    </style:style>
    <style:style style:name="P44" style:family="paragraph" style:parent-style-name="Standard">
      <style:paragraph-properties fo:text-align="justify" style:justify-single-word="false"/>
      <style:text-properties style:font-name="Liberation Sans1" fo:font-size="11pt" officeooo:rsid="004d83dd" officeooo:paragraph-rsid="004d83dd" fo:background-color="transparent" style:font-name-asian="Arial3" style:font-size-asian="11pt" style:font-name-complex="Arial3" style:font-size-complex="11pt"/>
    </style:style>
    <style:style style:name="P45" style:family="paragraph" style:parent-style-name="Standard">
      <style:paragraph-properties fo:text-align="justify" style:justify-single-word="false"/>
      <style:text-properties style:font-name="Liberation Sans1" fo:font-size="11pt" officeooo:rsid="007b9d25" officeooo:paragraph-rsid="007b9d25" fo:background-color="transparent" style:font-name-asian="Arial3" style:font-size-asian="11pt" style:font-name-complex="Arial3" style:font-size-complex="11pt"/>
    </style:style>
    <style:style style:name="P46" style:family="paragraph" style:parent-style-name="Standard">
      <style:paragraph-properties fo:text-align="justify" style:justify-single-word="false"/>
      <style:text-properties style:font-name="Liberation Sans1" fo:font-size="11pt" officeooo:paragraph-rsid="004d83dd" style:font-size-asian="11pt" style:font-size-complex="11pt"/>
    </style:style>
    <style:style style:name="P47" style:family="paragraph" style:parent-style-name="Standard">
      <style:paragraph-properties fo:text-align="justify" style:justify-single-word="false"/>
      <style:text-properties style:font-name="Liberation Sans1" fo:font-size="11pt" officeooo:rsid="007b9d25" officeooo:paragraph-rsid="007b9d25" fo:background-color="#ff6600" style:font-name-asian="Arial3" style:font-size-asian="11pt" style:font-name-complex="Arial3" style:font-size-complex="11pt"/>
    </style:style>
    <style:style style:name="P48" style:family="paragraph" style:parent-style-name="Standard">
      <style:paragraph-properties fo:text-align="justify" style:justify-single-word="false"/>
    </style:style>
    <style:style style:name="P49" style:family="paragraph" style:parent-style-name="Standard">
      <style:paragraph-properties fo:text-align="justify" style:justify-single-word="false"/>
      <style:text-properties officeooo:paragraph-rsid="0027c3b3"/>
    </style:style>
    <style:style style:name="P50" style:family="paragraph" style:parent-style-name="Standard">
      <style:paragraph-properties fo:text-align="justify" style:justify-single-word="false"/>
      <style:text-properties officeooo:paragraph-rsid="004f4320"/>
    </style:style>
    <style:style style:name="P51" style:family="paragraph" style:parent-style-name="Standard">
      <style:paragraph-properties fo:text-align="justify" style:justify-single-word="false"/>
      <style:text-properties style:text-underline-style="none" fo:font-weight="bold" officeooo:rsid="0012706a" officeooo:paragraph-rsid="00577590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text-underline-style="none" fo:font-weight="bold" officeooo:rsid="0012706a" officeooo:paragraph-rsid="0012706a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text-underline-style="none" fo:font-weight="bold" officeooo:rsid="0027c3b3" officeooo:paragraph-rsid="0026085b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text-underline-style="none" fo:font-weight="bold" officeooo:rsid="0013a5f0" officeooo:paragraph-rsid="0013a5f0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text-underline-style="none" fo:font-weight="bold" officeooo:paragraph-rsid="006d748f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text-underline-style="none" fo:font-weight="normal" officeooo:rsid="0027c3b3" officeooo:paragraph-rsid="0027c3b3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text-underline-style="none" fo:font-weight="normal" officeooo:rsid="00187e61" officeooo:paragraph-rsid="001a7757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text-underline-style="none" fo:font-weight="normal" officeooo:rsid="00187e61" officeooo:paragraph-rsid="001dc419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text-underline-style="none" fo:font-weight="normal" officeooo:rsid="00577590" officeooo:paragraph-rsid="0071ba42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2706a"/>
    </style:style>
    <style:style style:name="P6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a7757"/>
    </style:style>
    <style:style style:name="P6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dc419"/>
    </style:style>
    <style:style style:name="P6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3a5f0"/>
    </style:style>
    <style:style style:name="P6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577590"/>
    </style:style>
    <style:style style:name="P65" style:family="paragraph" style:parent-style-name="Standard">
      <style:text-properties fo:font-style="normal" style:font-style-asian="normal" style:font-style-complex="normal"/>
    </style:style>
    <style:style style:name="P66" style:family="paragraph" style:parent-style-name="Standard">
      <style:text-properties fo:font-style="normal" officeooo:rsid="0045fc74" officeooo:paragraph-rsid="0045fc74" style:font-style-asian="normal" style:font-style-complex="normal"/>
    </style:style>
    <style:style style:name="P67" style:family="paragraph" style:parent-style-name="Standard">
      <style:text-properties fo:font-style="normal" officeooo:paragraph-rsid="0060a190" style:font-style-asian="normal" style:font-style-complex="normal"/>
    </style:style>
    <style:style style:name="P68" style:family="paragraph" style:parent-style-name="Standard">
      <style:paragraph-properties fo:text-align="justify" style:justify-single-word="false"/>
      <style:text-properties fo:font-style="normal" officeooo:rsid="007fbcca" officeooo:paragraph-rsid="007fbcca" style:font-style-asian="normal" style:font-style-complex="normal"/>
    </style:style>
    <style:style style:name="P69" style:family="paragraph" style:parent-style-name="Standard">
      <style:paragraph-properties fo:text-align="justify" style:justify-single-word="false"/>
      <style:text-properties fo:font-style="normal" officeooo:rsid="00783e4f" officeooo:paragraph-rsid="00783e4f" fo:background-color="#ff6600" style:font-style-asian="normal" style:font-style-complex="normal"/>
    </style:style>
    <style:style style:name="P70" style:family="paragraph" style:parent-style-name="Standard">
      <style:paragraph-properties fo:text-align="justify" style:justify-single-word="false"/>
      <style:text-properties fo:font-style="normal" officeooo:rsid="00783e4f" officeooo:paragraph-rsid="00796def" fo:background-color="transparent" style:font-style-asian="normal" style:font-style-complex="normal"/>
    </style:style>
    <style:style style:name="P71" style:family="paragraph" style:parent-style-name="Standard">
      <style:paragraph-properties fo:text-align="justify" style:justify-single-word="false"/>
      <style:text-properties fo:font-style="normal" officeooo:rsid="00796def" officeooo:paragraph-rsid="00796def" fo:background-color="transparent" style:font-style-asian="normal" style:font-style-complex="normal"/>
    </style:style>
    <style:style style:name="P72" style:family="paragraph" style:parent-style-name="Standard">
      <style:text-properties fo:font-style="italic" style:font-style-asian="italic" style:font-style-complex="italic"/>
    </style:style>
    <style:style style:name="P7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74" style:family="paragraph" style:parent-style-name="Standard">
      <style:paragraph-properties fo:text-align="justify" style:justify-single-word="false"/>
      <style:text-properties fo:font-style="italic" officeooo:rsid="00783e4f" officeooo:paragraph-rsid="00783e4f" style:font-style-asian="italic" style:font-style-complex="italic"/>
    </style:style>
    <style:style style:name="P75" style:family="paragraph" style:parent-style-name="Standard">
      <style:paragraph-properties fo:text-align="justify" style:justify-single-word="false"/>
      <style:text-properties fo:font-style="italic" officeooo:rsid="00783e4f" officeooo:paragraph-rsid="00796def" style:font-style-asian="italic" style:font-style-complex="italic"/>
    </style:style>
    <style:style style:name="P76" style:family="paragraph" style:parent-style-name="Standard">
      <style:paragraph-properties fo:text-align="justify" style:justify-single-word="false"/>
      <style:text-properties fo:font-style="italic" officeooo:rsid="007fbcca" officeooo:paragraph-rsid="007fbcca" style:font-style-asian="italic" style:font-style-complex="italic"/>
    </style:style>
    <style:style style:name="P77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ize="11pt" officeooo:paragraph-rsid="000b198b" style:font-size-asian="11pt" style:font-size-complex="11pt"/>
    </style:style>
    <style:style style:name="P80" style:family="paragraph" style:parent-style-name="Standard">
      <style:paragraph-properties fo:text-align="justify" style:justify-single-word="false"/>
      <style:text-properties fo:font-size="11pt" officeooo:rsid="003f8766" officeooo:paragraph-rsid="003f8766" style:font-size-asian="11pt" style:font-size-complex="11pt"/>
    </style:style>
    <style:style style:name="P81" style:family="paragraph" style:parent-style-name="Standard">
      <style:paragraph-properties fo:text-align="justify" style:justify-single-word="false"/>
      <style:text-properties fo:font-weight="bold" officeooo:paragraph-rsid="00100398" style:font-weight-asian="bold" style:font-weight-complex="bold"/>
    </style:style>
    <style:style style:name="P82" style:family="paragraph" style:parent-style-name="Standard">
      <style:text-properties officeooo:paragraph-rsid="003c20cc"/>
    </style:style>
    <style:style style:name="P83" style:family="paragraph" style:parent-style-name="Standard">
      <style:paragraph-properties fo:text-align="justify" style:justify-single-word="false"/>
      <style:text-properties officeooo:rsid="0027c3b3" officeooo:paragraph-rsid="0027c3b3" fo:background-color="transparent"/>
    </style:style>
    <style:style style:name="P84" style:family="paragraph" style:parent-style-name="Standard">
      <style:text-properties officeooo:paragraph-rsid="002fe052" fo:background-color="transparent"/>
    </style:style>
    <style:style style:name="P85" style:family="paragraph" style:parent-style-name="Standard">
      <style:text-properties style:use-window-font-color="true" officeooo:rsid="0046f91e" officeooo:paragraph-rsid="0046f91e"/>
    </style:style>
    <style:style style:name="P86" style:family="paragraph" style:parent-style-name="Standard">
      <style:text-properties style:use-window-font-color="true" fo:font-size="12pt" style:font-size-asian="12pt" style:font-size-complex="12pt"/>
    </style:style>
    <style:style style:name="P87" style:family="paragraph" style:parent-style-name="Standard">
      <style:text-properties style:use-window-font-color="true" style:font-name="Times New Roman" fo:font-size="12pt" style:font-name-asian="Arial3" style:font-size-asian="12pt" style:font-name-complex="Arial3" style:font-size-complex="12pt"/>
    </style:style>
    <style:style style:name="P88" style:family="paragraph" style:parent-style-name="Standard">
      <style:text-properties style:use-window-font-color="true" style:font-name="Times New Roman" fo:font-size="12pt" officeooo:rsid="00541f08" officeooo:paragraph-rsid="00781399" fo:background-color="transparent" style:font-name-asian="Arial3" style:font-size-asian="12pt" style:font-name-complex="Arial3" style:font-size-complex="12pt"/>
    </style:style>
    <style:style style:name="P89" style:family="paragraph" style:parent-style-name="Standard">
      <style:text-properties officeooo:paragraph-rsid="0060a190"/>
    </style:style>
    <style:style style:name="P90" style:family="paragraph" style:parent-style-name="Standard">
      <style:text-properties officeooo:rsid="004ae98b" officeooo:paragraph-rsid="004ae98b" fo:background-color="#ffff66"/>
    </style:style>
    <style:style style:name="P91" style:family="paragraph" style:parent-style-name="Header">
      <style:text-properties fo:font-size="6pt" style:font-size-asian="6pt" style:font-size-complex="6pt"/>
    </style:style>
    <style:style style:name="P92" style:family="paragraph" style:parent-style-name="Footer">
      <style:text-properties fo:font-size="8pt" style:font-size-asian="8pt" style:font-size-complex="8pt"/>
    </style:style>
    <style:style style:name="P93" style:family="paragraph" style:parent-style-name="Standard" style:list-style-name="L8">
      <style:paragraph-properties fo:text-align="justify" style:justify-single-word="false"/>
      <style:text-properties fo:color="#000000" style:text-underline-style="none" fo:font-weight="bold" officeooo:rsid="00187e61" officeooo:paragraph-rsid="005db9a2" style:font-weight-asian="bold" style:font-weight-complex="bold"/>
    </style:style>
    <style:style style:name="P94" style:family="paragraph" style:parent-style-name="Standard">
      <loext:graphic-properties draw:fill="solid" draw:fill-color="#c0c0c0" draw:opacity="100%"/>
      <style:paragraph-properties fo:background-color="#c0c0c0"/>
      <style:text-properties fo:color="#000000" fo:background-color="transparent"/>
    </style:style>
    <style:style style:name="P95" style:family="paragraph" style:parent-style-name="Standard" style:list-style-name="L1">
      <style:paragraph-properties fo:text-align="justify" style:justify-single-word="false"/>
      <style:text-properties officeooo:rsid="00155765"/>
    </style:style>
    <style:style style:name="P96" style:family="paragraph" style:parent-style-name="Standard" style:list-style-name="L1">
      <style:paragraph-properties fo:text-align="justify" style:justify-single-word="false"/>
      <style:text-properties officeooo:rsid="0007a115" officeooo:paragraph-rsid="004d83dd"/>
    </style:style>
    <style:style style:name="P97" style:family="paragraph" style:parent-style-name="Standard" style:list-style-name="L1">
      <style:paragraph-properties fo:text-align="justify" style:justify-single-word="false"/>
      <style:text-properties officeooo:rsid="0009299b" officeooo:paragraph-rsid="0009299b"/>
    </style:style>
    <style:style style:name="P98" style:family="paragraph" style:parent-style-name="Standard" style:list-style-name="L1">
      <style:paragraph-properties fo:text-align="justify" style:justify-single-word="false"/>
      <style:text-properties officeooo:rsid="00352169" officeooo:paragraph-rsid="00352169"/>
    </style:style>
    <style:style style:name="P99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35f1ae" officeooo:paragraph-rsid="00352169" style:font-weight-asian="normal" style:font-weight-complex="normal"/>
    </style:style>
    <style:style style:name="P100" style:family="paragraph" style:parent-style-name="Standard" style:list-style-name="L7">
      <style:paragraph-properties fo:text-align="justify" style:justify-single-word="false"/>
      <style:text-properties style:text-underline-style="none" fo:font-weight="normal" officeooo:rsid="00187e61" officeooo:paragraph-rsid="0055b50c" style:font-weight-asian="normal" style:font-weight-complex="normal"/>
    </style:style>
    <style:style style:name="P101" style:family="paragraph" style:parent-style-name="Standard" style:list-style-name="L7">
      <style:paragraph-properties fo:text-align="justify" style:justify-single-word="false"/>
      <style:text-properties style:text-underline-style="none" fo:font-weight="normal" officeooo:rsid="00187e61" officeooo:paragraph-rsid="0050a781" style:font-weight-asian="normal" style:font-weight-complex="normal"/>
    </style:style>
    <style:style style:name="P102" style:family="paragraph" style:parent-style-name="Standard" style:list-style-name="L7">
      <style:paragraph-properties fo:text-align="justify" style:justify-single-word="false"/>
      <style:text-properties style:text-underline-style="none" fo:font-weight="normal" officeooo:rsid="00187e61" officeooo:paragraph-rsid="00408bd7" style:font-weight-asian="normal" style:font-weight-complex="normal"/>
    </style:style>
    <style:style style:name="P103" style:family="paragraph" style:parent-style-name="Standard" style:list-style-name="L7">
      <style:paragraph-properties fo:text-align="justify" style:justify-single-word="false"/>
      <style:text-properties style:text-underline-style="none" fo:font-weight="normal" officeooo:rsid="0051c9e9" officeooo:paragraph-rsid="006fe710" style:font-weight-asian="normal" style:font-weight-complex="normal"/>
    </style:style>
    <style:style style:name="P104" style:family="paragraph" style:parent-style-name="Standard" style:list-style-name="L8">
      <style:paragraph-properties fo:text-align="justify" style:justify-single-word="false"/>
      <style:text-properties style:text-underline-style="none" fo:font-weight="normal" officeooo:rsid="0055ec77" officeooo:paragraph-rsid="0056a856" style:font-weight-asian="normal" style:font-weight-complex="normal"/>
    </style:style>
    <style:style style:name="P105" style:family="paragraph" style:parent-style-name="Standard" style:list-style-name="L8">
      <style:paragraph-properties fo:text-align="justify" style:justify-single-word="false"/>
      <style:text-properties style:text-underline-style="none" fo:font-weight="normal" officeooo:rsid="00577590" officeooo:paragraph-rsid="0071ba42" style:font-weight-asian="normal" style:font-weight-complex="normal"/>
    </style:style>
    <style:style style:name="P106" style:family="paragraph" style:parent-style-name="Standard" style:list-style-name="L8">
      <style:paragraph-properties fo:text-align="justify" style:justify-single-word="false"/>
      <style:text-properties style:text-underline-style="none" fo:font-weight="normal" officeooo:rsid="005a3702" officeooo:paragraph-rsid="005a3702" style:font-weight-asian="normal" style:font-weight-complex="normal"/>
    </style:style>
    <style:style style:name="P107" style:family="paragraph" style:parent-style-name="Standard" style:list-style-name="L8">
      <style:paragraph-properties fo:text-align="justify" style:justify-single-word="false"/>
      <style:text-properties style:text-underline-style="none" fo:font-weight="normal" officeooo:rsid="005db9a2" officeooo:paragraph-rsid="005db9a2" style:font-weight-asian="normal" style:font-weight-complex="normal"/>
    </style:style>
    <style:style style:name="P108" style:family="paragraph" style:parent-style-name="Standard" style:list-style-name="L9">
      <style:paragraph-properties fo:text-align="justify" style:justify-single-word="false"/>
      <style:text-properties style:text-underline-style="none" fo:font-weight="normal" officeooo:rsid="005ec7b4" officeooo:paragraph-rsid="005ec7b4" style:font-weight-asian="normal" style:font-weight-complex="normal"/>
    </style:style>
    <style:style style:name="P109" style:family="paragraph" style:parent-style-name="Standard" style:list-style-name="L9">
      <style:paragraph-properties fo:text-align="justify" style:justify-single-word="false"/>
      <style:text-properties style:text-underline-style="none" fo:font-weight="normal" officeooo:rsid="0027c3b3" officeooo:paragraph-rsid="0027c3b3" style:font-weight-asian="normal" style:font-weight-complex="normal"/>
    </style:style>
    <style:style style:name="P110" style:family="paragraph" style:parent-style-name="Standard" style:list-style-name="L9">
      <style:paragraph-properties fo:text-align="justify" style:justify-single-word="false"/>
      <style:text-properties style:text-underline-style="none" fo:font-weight="normal" officeooo:rsid="0044d3cd" officeooo:paragraph-rsid="0044d3cd" style:font-weight-asian="normal" style:font-weight-complex="normal"/>
    </style:style>
    <style:style style:name="P111" style:family="paragraph" style:parent-style-name="Standard" style:list-style-name="L2">
      <style:paragraph-properties fo:text-align="justify" style:justify-single-word="false"/>
      <style:text-properties fo:font-size="11pt" officeooo:rsid="003f8766" officeooo:paragraph-rsid="008119f0" fo:background-color="transparent" style:font-size-asian="11pt" style:font-size-complex="11pt"/>
    </style:style>
    <style:style style:name="P112" style:family="paragraph" style:parent-style-name="Standard" style:list-style-name="L2">
      <style:paragraph-properties fo:text-align="justify" style:justify-single-word="false"/>
      <style:text-properties fo:font-size="11pt" officeooo:paragraph-rsid="00100398" fo:background-color="transparent" style:font-size-asian="11pt" style:font-size-complex="11pt"/>
    </style:style>
    <style:style style:name="P113" style:family="paragraph" style:parent-style-name="Standard" style:list-style-name="L2">
      <style:paragraph-properties fo:text-align="justify" style:justify-single-word="false"/>
      <style:text-properties fo:font-size="11pt" officeooo:rsid="00100398" officeooo:paragraph-rsid="003e1cd2" style:font-size-asian="11pt" style:font-size-complex="11pt"/>
    </style:style>
    <style:style style:name="P114" style:family="paragraph" style:parent-style-name="Standard" style:list-style-name="L2">
      <style:paragraph-properties fo:text-align="justify" style:justify-single-word="false"/>
      <style:text-properties fo:font-size="11pt" officeooo:rsid="00100398" officeooo:paragraph-rsid="00100398" style:font-size-asian="11pt" style:font-size-complex="11pt"/>
    </style:style>
    <style:style style:name="P115" style:family="paragraph" style:parent-style-name="Standard" style:list-style-name="L2">
      <style:paragraph-properties fo:text-align="justify" style:justify-single-word="false"/>
      <style:text-properties fo:font-size="11pt" officeooo:rsid="001dc419" officeooo:paragraph-rsid="002a92e5" style:font-size-asian="11pt" style:font-size-complex="11pt"/>
    </style:style>
    <style:style style:name="P116" style:family="paragraph" style:parent-style-name="Standard" style:list-style-name="L2">
      <style:paragraph-properties fo:text-align="justify" style:justify-single-word="false"/>
      <style:text-properties style:font-name="Liberation Sans1" fo:font-size="11pt" style:text-underline-style="none" fo:font-weight="normal" officeooo:rsid="007b9d25" officeooo:paragraph-rsid="007b9d25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17" style:family="paragraph" style:parent-style-name="Standard" style:list-style-name="L8">
      <style:paragraph-properties fo:text-align="justify" style:justify-single-word="false"/>
      <style:text-properties style:font-name="Liberation Sans1" fo:font-size="11pt" style:text-underline-style="none" fo:font-weight="normal" officeooo:rsid="0056a856" officeooo:paragraph-rsid="0056a856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18" style:family="paragraph" style:parent-style-name="Standard" style:list-style-name="L8">
      <style:paragraph-properties fo:text-align="justify" style:justify-single-word="false"/>
      <style:text-properties style:font-name="Liberation Sans1" fo:font-size="11pt" style:text-underline-style="none" fo:font-weight="normal" officeooo:rsid="00577590" officeooo:paragraph-rsid="00577590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19" style:family="paragraph" style:parent-style-name="Standard" style:list-style-name="L8">
      <style:paragraph-properties fo:text-align="justify" style:justify-single-word="false"/>
      <style:text-properties style:font-name="Liberation Sans1" fo:font-size="11pt" style:text-underline-style="none" fo:font-weight="normal" officeooo:rsid="006fe710" officeooo:paragraph-rsid="0071ba42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20" style:family="paragraph" style:parent-style-name="Standard" style:list-style-name="L8">
      <style:paragraph-properties fo:text-align="justify" style:justify-single-word="false"/>
      <style:text-properties style:font-name="Liberation Sans1" fo:font-size="11pt" style:text-underline-style="solid" style:text-underline-width="auto" style:text-underline-color="font-color" fo:font-weight="normal" officeooo:rsid="001dc419" officeooo:paragraph-rsid="00408bd7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2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12706a" officeooo:paragraph-rsid="004f8119" style:font-weight-asian="normal" style:font-weight-complex="normal"/>
    </style:style>
    <style:style style:name="P122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fo:font-weight="normal" officeooo:rsid="0055b50c" officeooo:paragraph-rsid="0055b50c" style:font-weight-asian="normal" style:font-weight-complex="normal"/>
    </style:style>
    <style:style style:name="P123" style:family="paragraph" style:parent-style-name="Standard" style:list-style-name="L6">
      <style:paragraph-properties fo:text-align="justify" style:justify-single-word="false"/>
      <style:text-properties style:text-underline-style="solid" style:text-underline-width="auto" style:text-underline-color="font-color" fo:font-weight="normal" officeooo:rsid="0055b50c" officeooo:paragraph-rsid="0055b50c" style:font-weight-asian="normal" style:font-weight-complex="normal"/>
    </style:style>
    <style:style style:name="P124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1dc419" officeooo:paragraph-rsid="001dc419"/>
    </style:style>
    <style:style style:name="P125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577590" officeooo:paragraph-rsid="00577590"/>
    </style:style>
    <style:style style:name="P126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5be4bf" officeooo:paragraph-rsid="005be4bf"/>
    </style:style>
    <style:style style:name="P127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5be4bf" officeooo:paragraph-rsid="005db9a2"/>
    </style:style>
    <style:style style:name="P128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5db9a2" officeooo:paragraph-rsid="005db9a2"/>
    </style:style>
    <style:style style:name="P129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5db9a2" officeooo:paragraph-rsid="005ec7b4"/>
    </style:style>
    <style:style style:name="P130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7b9d25" officeooo:paragraph-rsid="007b9d25" fo:background-color="transparent"/>
    </style:style>
    <style:style style:name="P131" style:family="paragraph" style:parent-style-name="Standard">
      <style:text-properties officeooo:paragraph-rsid="008bbd0f"/>
    </style:style>
    <style:style style:name="P132" style:family="paragraph" style:parent-style-name="Standard" style:list-style-name="L4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37275" officeooo:paragraph-rsid="00137275" style:font-weight-asian="normal" style:font-weight-complex="normal"/>
    </style:style>
    <style:style style:name="P133" style:family="paragraph" style:parent-style-name="Table_20_Contents">
      <style:text-properties officeooo:rsid="004ae98b" officeooo:paragraph-rsid="004ae98b" fo:background-color="transparent"/>
    </style:style>
    <style:style style:name="P134" style:family="paragraph" style:parent-style-name="Table_20_Contents">
      <style:paragraph-properties fo:text-align="center" style:justify-single-word="false"/>
      <style:text-properties fo:font-weight="bold" officeooo:paragraph-rsid="004ae98b" style:font-weight-asian="bold" style:font-weight-complex="bold"/>
    </style:style>
    <style:style style:name="P135" style:family="paragraph" style:parent-style-name="Table_20_Contents">
      <style:text-properties style:font-name="Liberation Sans" fo:font-size="11pt" officeooo:rsid="00882dce" officeooo:paragraph-rsid="00882dce"/>
    </style:style>
    <style:style style:name="P136" style:family="paragraph" style:parent-style-name="Table_20_Contents">
      <style:text-properties style:font-name="Liberation Sans" fo:font-size="11pt" officeooo:rsid="008a21da" officeooo:paragraph-rsid="00843e80" fo:background-color="#ffffff"/>
    </style:style>
    <style:style style:name="P137" style:family="paragraph" style:parent-style-name="Table_20_Contents">
      <style:paragraph-properties fo:text-align="center" style:justify-single-word="false"/>
      <style:text-properties officeooo:rsid="008058cb" officeooo:paragraph-rsid="008058cb" fo:background-color="#ffffff"/>
    </style:style>
    <style:style style:name="T1" style:family="text">
      <style:text-properties style:font-name="Liberation Sans" fo:font-size="11pt" officeooo:rsid="00882dce"/>
    </style:style>
    <style:style style:name="T2" style:family="text">
      <style:text-properties officeooo:rsid="008bbd0f"/>
    </style:style>
    <style:style style:name="T3" style:family="text">
      <style:text-properties officeooo:rsid="004ae98b"/>
    </style:style>
    <style:style style:name="T4" style:family="text">
      <style:text-properties officeooo:rsid="004d83dd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882dce"/>
    </style:style>
    <style:style style:name="T7" style:family="text">
      <style:text-properties style:font-name="Liberation Sans" officeooo:rsid="008a21da"/>
    </style:style>
    <style:style style:name="T8" style:family="text">
      <style:text-properties style:font-name="Liberation Sans" fo:font-size="11pt" officeooo:rsid="00882dce"/>
    </style:style>
    <style:style style:name="T9" style:family="text">
      <style:text-properties style:font-name="Liberation Sans" fo:font-size="11pt" officeooo:rsid="008a21da"/>
    </style:style>
    <style:style style:name="T10" style:family="text">
      <style:text-properties style:font-name="Liberation Sans" fo:font-size="11pt" officeooo:rsid="008e7047"/>
    </style:style>
    <style:style style:name="T11" style:family="text">
      <style:text-properties style:font-name="Liberation Sans" officeooo:rsid="0045fc74"/>
    </style:style>
    <style:style style:name="T12" style:family="text">
      <style:text-properties style:font-name="Liberation Sans" officeooo:rsid="008058cb"/>
    </style:style>
    <style:style style:name="T13" style:family="text">
      <style:text-properties officeooo:rsid="0088095e"/>
    </style:style>
    <style:style style:name="T14" style:family="text">
      <style:text-properties officeooo:rsid="0034bd5f"/>
    </style:style>
    <style:style style:name="T15" style:family="text">
      <style:text-properties officeooo:rsid="008c5f3f"/>
    </style:style>
    <style:style style:name="T16" style:family="text">
      <style:text-properties officeooo:rsid="00863824"/>
    </style:style>
    <style:style style:name="T17" style:family="text">
      <style:text-properties officeooo:rsid="008bbd0f"/>
    </style:style>
    <style:style style:name="T18" style:family="text">
      <style:text-properties officeooo:rsid="00882dce"/>
    </style:style>
    <style:style style:name="T19" style:family="text">
      <style:text-properties officeooo:rsid="00036bd8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27c3b3" fo:background-color="transparent" loext:char-shading-value="0"/>
    </style:style>
    <style:style style:name="T22" style:family="text">
      <style:text-properties officeooo:rsid="0006b9ea" fo:background-color="transparent" loext:char-shading-value="0"/>
    </style:style>
    <style:style style:name="T23" style:family="text">
      <style:text-properties officeooo:rsid="0044d3cd" fo:background-color="transparent" loext:char-shading-value="0"/>
    </style:style>
    <style:style style:name="T24" style:family="text">
      <style:text-properties officeooo:rsid="003e1cd2" fo:background-color="transparent" loext:char-shading-value="0"/>
    </style:style>
    <style:style style:name="T25" style:family="text">
      <style:text-properties officeooo:rsid="004a2618" fo:background-color="transparent" loext:char-shading-value="0"/>
    </style:style>
    <style:style style:name="T26" style:family="text">
      <style:text-properties fo:background-color="transparent" loext:char-shading-value="0" style:font-name-asian="Arial3" style:font-name-complex="Arial3"/>
    </style:style>
    <style:style style:name="T27" style:family="text">
      <style:text-properties officeooo:rsid="00036bd8" fo:background-color="transparent" loext:char-shading-value="0" style:font-name-asian="Arial3" style:font-name-complex="Arial3"/>
    </style:style>
    <style:style style:name="T28" style:family="text">
      <style:text-properties officeooo:rsid="004d83dd" fo:background-color="transparent" loext:char-shading-value="0" style:font-name-asian="Arial3" style:font-name-complex="Arial3"/>
    </style:style>
    <style:style style:name="T29" style:family="text">
      <style:text-properties officeooo:rsid="0056a856" fo:background-color="transparent" loext:char-shading-value="0" style:font-name-asian="Arial3" style:font-name-complex="Arial3"/>
    </style:style>
    <style:style style:name="T30" style:family="text">
      <style:text-properties officeooo:rsid="004ae98b" fo:background-color="transparent" loext:char-shading-value="0"/>
    </style:style>
    <style:style style:name="T31" style:family="text">
      <style:text-properties officeooo:rsid="00759c0d" fo:background-color="transparent" loext:char-shading-value="0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2706a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officeooo:rsid="0007a115"/>
    </style:style>
    <style:style style:name="T35" style:family="text">
      <style:text-properties style:text-underline-style="solid" style:text-underline-width="auto" style:text-underline-color="font-color" officeooo:rsid="000b198b"/>
    </style:style>
    <style:style style:name="T36" style:family="text">
      <style:text-properties style:text-underline-style="solid" style:text-underline-width="auto" style:text-underline-color="font-color" fo:font-weight="bold" officeooo:rsid="0007a115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4f4320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officeooo:rsid="0029b9ac"/>
    </style:style>
    <style:style style:name="T39" style:family="text">
      <style:text-properties style:text-underline-style="solid" style:text-underline-width="auto" style:text-underline-color="font-color" officeooo:rsid="008119f0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officeooo:rsid="00137275"/>
    </style:style>
    <style:style style:name="T42" style:family="text">
      <style:text-properties style:text-underline-style="none" fo:font-weight="normal" style:font-weight-asian="normal" style:font-weight-complex="normal"/>
    </style:style>
    <style:style style:name="T43" style:family="text">
      <style:text-properties style:text-underline-style="none" fo:font-weight="normal" officeooo:rsid="00187e61" style:font-weight-asian="normal" style:font-weight-complex="normal"/>
    </style:style>
    <style:style style:name="T44" style:family="text">
      <style:text-properties style:text-underline-style="none" fo:font-weight="normal" officeooo:rsid="0035f1ae" style:font-weight-asian="normal" style:font-weight-complex="normal"/>
    </style:style>
    <style:style style:name="T45" style:family="text">
      <style:text-properties style:text-underline-style="none" fo:font-weight="normal" officeooo:rsid="003e1cd2" style:font-weight-asian="normal" style:font-weight-complex="normal"/>
    </style:style>
    <style:style style:name="T46" style:family="text">
      <style:text-properties style:text-underline-style="none" fo:font-weight="normal" officeooo:rsid="004a2618" style:font-weight-asian="normal" style:font-weight-complex="normal"/>
    </style:style>
    <style:style style:name="T47" style:family="text">
      <style:text-properties style:text-underline-style="none" fo:font-weight="normal" officeooo:rsid="004f2118" style:font-weight-asian="normal" style:font-weight-complex="normal"/>
    </style:style>
    <style:style style:name="T48" style:family="text">
      <style:text-properties style:text-underline-style="none" fo:font-weight="normal" officeooo:rsid="004f4320" style:font-weight-asian="normal" style:font-weight-complex="normal"/>
    </style:style>
    <style:style style:name="T49" style:family="text">
      <style:text-properties style:text-underline-style="none" fo:font-weight="normal" officeooo:rsid="0051c9e9" style:font-weight-asian="normal" style:font-weight-complex="normal"/>
    </style:style>
    <style:style style:name="T50" style:family="text">
      <style:text-properties style:text-underline-style="none" fo:font-weight="normal" officeooo:rsid="0055b50c" style:font-weight-asian="normal" style:font-weight-complex="normal"/>
    </style:style>
    <style:style style:name="T51" style:family="text">
      <style:text-properties style:text-underline-style="none" fo:font-weight="normal" officeooo:rsid="00596468" style:font-weight-asian="normal" style:font-weight-complex="normal"/>
    </style:style>
    <style:style style:name="T52" style:family="text">
      <style:text-properties style:text-underline-style="none" fo:font-weight="normal" officeooo:rsid="005b3dc7" style:font-weight-asian="normal" style:font-weight-complex="normal"/>
    </style:style>
    <style:style style:name="T53" style:family="text">
      <style:text-properties style:text-underline-style="none" fo:font-weight="normal" officeooo:rsid="005be4bf" style:font-weight-asian="normal" style:font-weight-complex="normal"/>
    </style:style>
    <style:style style:name="T54" style:family="text">
      <style:text-properties style:text-underline-style="none" fo:font-weight="normal" officeooo:rsid="005db9a2" style:font-weight-asian="normal" style:font-weight-complex="normal"/>
    </style:style>
    <style:style style:name="T55" style:family="text">
      <style:text-properties style:text-underline-style="none" fo:font-weight="normal" officeooo:rsid="005ec7b4" style:font-weight-asian="normal" style:font-weight-complex="normal"/>
    </style:style>
    <style:style style:name="T56" style:family="text">
      <style:text-properties style:text-underline-style="none" fo:font-weight="normal" officeooo:rsid="006bf141" style:font-weight-asian="normal" style:font-weight-complex="normal"/>
    </style:style>
    <style:style style:name="T57" style:family="text">
      <style:text-properties style:text-underline-style="none" fo:font-weight="normal" officeooo:rsid="0081471c" style:font-weight-asian="normal" style:font-weight-complex="normal"/>
    </style:style>
    <style:style style:name="T58" style:family="text">
      <style:text-properties style:text-underline-style="none" fo:font-weight="bold" officeooo:rsid="0012706a" style:font-weight-asian="bold" style:font-weight-complex="bold"/>
    </style:style>
    <style:style style:name="T59" style:family="text">
      <style:text-properties style:text-underline-style="none" fo:font-weight="bold" officeooo:rsid="0013a5f0" style:font-weight-asian="bold" style:font-weight-complex="bold"/>
    </style:style>
    <style:style style:name="T60" style:family="text">
      <style:text-properties style:text-underline-style="none" fo:font-weight="bold" officeooo:rsid="001a7757" style:font-weight-asian="bold" style:font-weight-complex="bold"/>
    </style:style>
    <style:style style:name="T61" style:family="text">
      <style:text-properties style:text-underline-style="none" fo:font-weight="bold" officeooo:rsid="001dc419" style:font-weight-asian="bold" style:font-weight-complex="bold"/>
    </style:style>
    <style:style style:name="T62" style:family="text">
      <style:text-properties style:text-underline-style="none" fo:font-weight="bold" officeooo:rsid="001f7ac6" style:font-weight-asian="bold" style:font-weight-complex="bold"/>
    </style:style>
    <style:style style:name="T63" style:family="text">
      <style:text-properties style:text-underline-style="none" fo:font-weight="bold" officeooo:rsid="004f8119" style:font-weight-asian="bold" style:font-weight-complex="bold"/>
    </style:style>
    <style:style style:name="T64" style:family="text">
      <style:text-properties style:text-underline-style="none" fo:font-weight="bold" officeooo:rsid="0050a781" style:font-weight-asian="bold" style:font-weight-complex="bold"/>
    </style:style>
    <style:style style:name="T65" style:family="text">
      <style:text-properties style:text-underline-style="none" fo:font-weight="bold" officeooo:rsid="00577590" style:font-weight-asian="bold" style:font-weight-complex="bold"/>
    </style:style>
    <style:style style:name="T66" style:family="text">
      <style:text-properties style:text-underline-style="none" fo:font-weight="bold" officeooo:rsid="00596468" style:font-weight-asian="bold" style:font-weight-complex="bold"/>
    </style:style>
    <style:style style:name="T67" style:family="text">
      <style:text-properties style:text-underline-style="none" fo:font-weight="bold" officeooo:rsid="006fe710" style:font-weight-asian="bold" style:font-weight-complex="bold"/>
    </style:style>
    <style:style style:name="T68" style:family="text">
      <style:text-properties style:text-underline-style="none" fo:font-weight="bold" officeooo:rsid="0081471c" style:font-weight-asian="bold" style:font-weight-complex="bold"/>
    </style:style>
    <style:style style:name="T69" style:family="text">
      <style:text-properties style:text-underline-style="none" officeooo:rsid="0013a5f0"/>
    </style:style>
    <style:style style:name="T70" style:family="text">
      <style:text-properties style:text-underline-style="none" officeooo:rsid="00155765"/>
    </style:style>
    <style:style style:name="T71" style:family="text">
      <style:text-properties style:text-underline-style="none" officeooo:rsid="002a92e5"/>
    </style:style>
    <style:style style:name="T72" style:family="text">
      <style:text-properties style:text-underline-style="none" officeooo:rsid="002b1654"/>
    </style:style>
    <style:style style:name="T73" style:family="text">
      <style:text-properties style:text-underline-style="none" officeooo:rsid="00368770"/>
    </style:style>
    <style:style style:name="T74" style:family="text">
      <style:text-properties style:text-underline-style="none" officeooo:rsid="003f8766"/>
    </style:style>
    <style:style style:name="T75" style:family="text">
      <style:text-properties style:text-underline-style="none" officeooo:rsid="004f8119"/>
    </style:style>
    <style:style style:name="T76" style:family="text">
      <style:text-properties style:text-underline-style="none" officeooo:rsid="0055ec77"/>
    </style:style>
    <style:style style:name="T77" style:family="text">
      <style:text-properties style:text-underline-style="none" officeooo:rsid="0056a856"/>
    </style:style>
    <style:style style:name="T78" style:family="text">
      <style:text-properties style:text-underline-style="none" officeooo:rsid="006fe710"/>
    </style:style>
    <style:style style:name="T79" style:family="text">
      <style:text-properties style:text-underline-style="none" officeooo:rsid="008058cb"/>
    </style:style>
    <style:style style:name="T80" style:family="text">
      <style:text-properties officeooo:rsid="0027c3b3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officeooo:rsid="002fe052" style:font-style-asian="italic" style:font-style-complex="italic"/>
    </style:style>
    <style:style style:name="T83" style:family="text">
      <style:text-properties fo:font-style="italic" officeooo:rsid="0060a190" style:font-style-asian="italic" style:font-style-complex="italic"/>
    </style:style>
    <style:style style:name="T84" style:family="text">
      <style:text-properties style:font-name="Liberation Sans1" fo:background-color="transparent" loext:char-shading-value="0" style:font-name-asian="Arial3" style:font-name-complex="Arial3"/>
    </style:style>
    <style:style style:name="T85" style:family="text">
      <style:text-properties style:font-name="Liberation Sans1" officeooo:rsid="00126d4a" fo:background-color="transparent" loext:char-shading-value="0" style:font-name-asian="Arial3" style:font-name-complex="Arial3"/>
    </style:style>
    <style:style style:name="T86" style:family="text">
      <style:text-properties style:font-name="Liberation Sans1" officeooo:rsid="0012706a" fo:background-color="transparent" loext:char-shading-value="0" style:font-name-asian="Arial3" style:font-name-complex="Arial3"/>
    </style:style>
    <style:style style:name="T87" style:family="text">
      <style:text-properties style:font-name="Liberation Sans1" officeooo:rsid="00155765" fo:background-color="transparent" loext:char-shading-value="0" style:font-name-asian="Arial3" style:font-name-complex="Arial3"/>
    </style:style>
    <style:style style:name="T88" style:family="text">
      <style:text-properties style:font-name="Liberation Sans1" officeooo:rsid="007b9d25" fo:background-color="transparent" loext:char-shading-value="0" style:font-name-asian="Arial3" style:font-name-complex="Arial3"/>
    </style:style>
    <style:style style:name="T89" style:family="text">
      <style:text-properties style:font-name="Liberation Sans1" officeooo:rsid="00882dce" fo:background-color="transparent" loext:char-shading-value="0" style:font-name-asian="Arial3" style:font-name-complex="Arial3"/>
    </style:style>
    <style:style style:name="T90" style:family="text">
      <style:text-properties style:font-name="Liberation Sans1" style:text-underline-style="none" fo:font-weight="normal" fo:background-color="transparent" loext:char-shading-value="0" style:font-name-asian="Arial3" style:font-weight-asian="normal" style:font-name-complex="Arial3" style:font-weight-complex="normal"/>
    </style:style>
    <style:style style:name="T91" style:family="text">
      <style:text-properties style:font-name="Liberation Sans1" style:text-underline-style="none" fo:font-weight="normal" officeooo:rsid="003e1cd2" fo:background-color="transparent" loext:char-shading-value="0" style:font-name-asian="Arial3" style:font-weight-asian="normal" style:font-name-complex="Arial3" style:font-weight-complex="normal"/>
    </style:style>
    <style:style style:name="T92" style:family="text">
      <style:text-properties style:font-name="Liberation Sans1" style:text-underline-style="none" fo:font-weight="normal" officeooo:rsid="003f8766" fo:background-color="transparent" loext:char-shading-value="0" style:font-name-asian="Arial3" style:font-weight-asian="normal" style:font-name-complex="Arial3" style:font-weight-complex="normal"/>
    </style:style>
    <style:style style:name="T93" style:family="text">
      <style:text-properties style:font-name="Liberation Sans1" style:text-underline-style="none" fo:font-weight="normal" officeooo:rsid="004a2618" fo:background-color="transparent" loext:char-shading-value="0" style:font-name-asian="Arial3" style:font-weight-asian="normal" style:font-name-complex="Arial3" style:font-weight-complex="normal"/>
    </style:style>
    <style:style style:name="T94" style:family="text">
      <style:text-properties style:font-name="Liberation Sans1" fo:font-size="11pt" style:text-underline-style="none" officeooo:rsid="002a92e5" fo:background-color="transparent" loext:char-shading-value="0" style:font-name-asian="Arial3" style:font-size-asian="11pt" style:font-name-complex="Arial3" style:font-size-complex="11pt"/>
    </style:style>
    <style:style style:name="T95" style:family="text">
      <style:text-properties style:font-name="Liberation Sans1" fo:font-size="11pt" style:text-underline-style="none" officeooo:rsid="003f8766" fo:background-color="transparent" loext:char-shading-value="0" style:font-name-asian="Arial3" style:font-size-asian="11pt" style:font-name-complex="Arial3" style:font-size-complex="11pt"/>
    </style:style>
    <style:style style:name="T96" style:family="text">
      <style:text-properties style:font-name="Liberation Sans1" officeooo:rsid="00036bd8" style:font-name-asian="Arial3" style:font-name-complex="Arial3"/>
    </style:style>
    <style:style style:name="T97" style:family="text">
      <style:text-properties style:font-name="Liberation Sans1" officeooo:rsid="0079d7e0" style:font-name-asian="Arial3" style:font-name-complex="Arial3"/>
    </style:style>
    <style:style style:name="T98" style:family="text">
      <style:text-properties officeooo:rsid="002fe052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officeooo:rsid="0006b9ea"/>
    </style:style>
    <style:style style:name="T101" style:family="text">
      <style:text-properties officeooo:rsid="000b198b"/>
    </style:style>
    <style:style style:name="T102" style:family="text">
      <style:text-properties officeooo:rsid="00100398"/>
    </style:style>
    <style:style style:name="T103" style:family="text">
      <style:text-properties officeooo:rsid="00155765"/>
    </style:style>
    <style:style style:name="T104" style:family="text">
      <style:text-properties officeooo:rsid="002b1654"/>
    </style:style>
    <style:style style:name="T105" style:family="text">
      <style:text-properties officeooo:rsid="003a233f"/>
    </style:style>
    <style:style style:name="T106" style:family="text">
      <style:text-properties officeooo:rsid="003aeb13"/>
    </style:style>
    <style:style style:name="T107" style:family="text">
      <style:text-properties officeooo:rsid="003c20cc"/>
    </style:style>
    <style:style style:name="T108" style:family="text">
      <style:text-properties officeooo:rsid="0009299b"/>
    </style:style>
    <style:style style:name="T109" style:family="text">
      <style:text-properties officeooo:rsid="003e1cd2"/>
    </style:style>
    <style:style style:name="T110" style:family="text">
      <style:text-properties style:font-name="Liberation Sans4"/>
    </style:style>
    <style:style style:name="T111" style:family="text">
      <style:text-properties officeooo:rsid="0044d3cd"/>
    </style:style>
    <style:style style:name="T112" style:family="text">
      <style:text-properties officeooo:rsid="0045fc74"/>
    </style:style>
    <style:style style:name="T113" style:family="text">
      <style:text-properties fo:color="#000000" style:text-underline-style="none" fo:font-weight="normal" style:font-weight-asian="normal" style:font-weight-complex="normal"/>
    </style:style>
    <style:style style:name="T114" style:family="text">
      <style:text-properties fo:color="#000000" style:text-underline-style="none" fo:font-weight="normal" officeooo:rsid="0044d3cd" style:font-weight-asian="normal" style:font-weight-complex="normal"/>
    </style:style>
    <style:style style:name="T115" style:family="text">
      <style:text-properties fo:color="#000000" style:text-underline-style="none" fo:font-weight="normal" officeooo:rsid="00187e61" style:font-weight-asian="normal" style:font-weight-complex="normal"/>
    </style:style>
    <style:style style:name="T116" style:family="text">
      <style:text-properties fo:color="#000000" style:text-underline-style="none" fo:font-weight="normal" officeooo:rsid="0060a190" style:font-weight-asian="normal" style:font-weight-complex="normal"/>
    </style:style>
    <style:style style:name="T117" style:family="text">
      <style:text-properties fo:color="#000000" style:text-underline-style="none" fo:font-weight="normal" officeooo:rsid="006bf141" style:font-weight-asian="normal" style:font-weight-complex="normal"/>
    </style:style>
    <style:style style:name="T118" style:family="text">
      <style:text-properties fo:color="#000000" style:text-underline-style="none" fo:font-weight="normal" officeooo:rsid="0071ca80" style:font-weight-asian="normal" style:font-weight-complex="normal"/>
    </style:style>
    <style:style style:name="T119" style:family="text">
      <style:text-properties officeooo:rsid="004a2618"/>
    </style:style>
    <style:style style:name="T120" style:family="text">
      <style:text-properties officeooo:rsid="00059437"/>
    </style:style>
    <style:style style:name="T121" style:family="text">
      <style:text-properties officeooo:rsid="0049260d" fo:background-color="#ffffff" loext:char-shading-value="0"/>
    </style:style>
    <style:style style:name="T122" style:family="text">
      <style:text-properties officeooo:rsid="004d83dd" fo:background-color="#ffffff" loext:char-shading-value="0"/>
    </style:style>
    <style:style style:name="T123" style:family="text">
      <style:text-properties officeooo:rsid="004ddaf8"/>
    </style:style>
    <style:style style:name="T124" style:family="text">
      <style:text-properties officeooo:rsid="004f4320"/>
    </style:style>
    <style:style style:name="T125" style:family="text">
      <style:text-properties officeooo:rsid="0050a781"/>
    </style:style>
    <style:style style:name="T126" style:family="text">
      <style:text-properties officeooo:rsid="0055b50c"/>
    </style:style>
    <style:style style:name="T127" style:family="text">
      <style:text-properties officeooo:rsid="005be4bf"/>
    </style:style>
    <style:style style:name="T128" style:family="text">
      <style:text-properties officeooo:rsid="005ec7b4"/>
    </style:style>
    <style:style style:name="T129" style:family="text">
      <style:text-properties officeooo:rsid="0060a190"/>
    </style:style>
    <style:style style:name="T130" style:family="text">
      <style:text-properties officeooo:rsid="0068957e"/>
    </style:style>
    <style:style style:name="T131" style:family="text">
      <style:text-properties officeooo:rsid="0069c8c6"/>
    </style:style>
    <style:style style:name="T132" style:family="text">
      <style:text-properties officeooo:rsid="0012706a"/>
    </style:style>
    <style:style style:name="T133" style:family="text">
      <style:text-properties officeooo:rsid="006fe710"/>
    </style:style>
    <style:style style:name="T134" style:family="text">
      <style:text-properties officeooo:rsid="0071ba42"/>
    </style:style>
    <style:style style:name="T135" style:family="text">
      <style:text-properties officeooo:rsid="0071ca80"/>
    </style:style>
    <style:style style:name="T136" style:family="text">
      <style:text-properties style:text-position="super 58%"/>
    </style:style>
    <style:style style:name="T137" style:family="text">
      <style:text-properties officeooo:rsid="00796def"/>
    </style:style>
    <style:style style:name="T138" style:family="text">
      <style:text-properties officeooo:rsid="0079d7e0"/>
    </style:style>
    <style:style style:name="T139" style:family="text">
      <style:text-properties style:font-name="Liberation Sans5" officeooo:rsid="0079d7e0" style:font-name-asian="Arial3" style:font-name-complex="Arial3"/>
    </style:style>
    <style:style style:name="T140" style:family="text">
      <style:text-properties officeooo:rsid="007fbcca"/>
    </style:style>
    <style:style style:name="T141" style:family="text">
      <style:text-properties officeooo:rsid="008058cb"/>
    </style:style>
    <style:style style:name="T142" style:family="text">
      <style:text-properties officeooo:rsid="00833c22"/>
    </style:style>
    <style:style style:name="T143" style:family="text">
      <style:text-properties officeooo:rsid="001eeb0f"/>
    </style:style>
    <style:style style:name="T144" style:family="text">
      <style:text-properties officeooo:rsid="008e50ea"/>
    </style:style>
    <style:style style:name="T145" style:family="text">
      <style:text-properties officeooo:rsid="008e7047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2171757394496" text:id="ct2171757394496">
          <text:deletion>
            <office:change-info>
              <dc:creator>Auteur inconnu</dc:creator>
              <dc:date>2021-10-26T08:44:13</dc:date>
            </office:change-info>
            <text:p text:style-name="Standard">du Département Laboratoire</text:p>
          </text:deletion>
        </text:changed-region>
        <text:changed-region xml:id="ct2171757389936" text:id="ct2171757389936">
          <text:insertion>
            <office:change-info>
              <dc:creator>Auteur inconnu</dc:creator>
              <dc:date>2021-10-26T08:44:13</dc:date>
            </office:change-info>
          </text:insertion>
        </text:changed-region>
        <text:changed-region xml:id="ct2171757394736" text:id="ct2171757394736">
          <text:deletion>
            <office:change-info>
              <dc:creator>Auteur inconnu</dc:creator>
              <dc:date>2021-10-26T09:26:57</dc:date>
            </office:change-info>
            <text:p text:style-name="Standard">DLCF</text:p>
          </text:deletion>
        </text:changed-region>
        <text:changed-region xml:id="ct2171757391136" text:id="ct2171757391136">
          <text:insertion>
            <office:change-info>
              <dc:creator>Auteur inconnu</dc:creator>
              <dc:date>2021-10-26T09:26:57</dc:date>
            </office:change-info>
          </text:insertion>
        </text:changed-region>
        <text:changed-region xml:id="ct2171757395216" text:id="ct2171757395216">
          <text:deletion>
            <office:change-info>
              <dc:creator>Auteur inconnu</dc:creator>
              <dc:date>2021-10-26T09:27:04</dc:date>
            </office:change-info>
            <text:p text:style-name="Standard">Département Laboratoire</text:p>
          </text:deletion>
        </text:changed-region>
        <text:changed-region xml:id="ct2171757395696" text:id="ct2171757395696">
          <text:insertion>
            <office:change-info>
              <dc:creator>Auteur inconnu</dc:creator>
              <dc:date>2021-10-26T09:27:04</dc:date>
            </office:change-info>
          </text:insertion>
        </text:changed-region>
        <text:changed-region xml:id="ct2171853116976" text:id="ct2171853116976">
          <text:insertion>
            <office:change-info>
              <dc:creator>Auteur inconnu</dc:creator>
              <dc:date>2021-10-26T09:53:55</dc:date>
            </office:change-info>
          </text:insertion>
        </text:changed-region>
        <text:changed-region xml:id="ct2171757398816" text:id="ct2171757398816">
          <text:deletion>
            <office:change-info>
              <dc:creator>Auteur inconnu</dc:creator>
              <dc:date>2021-10-26T08:42:04</dc:date>
            </office:change-info>
            <text:p text:style-name="P1"><text:span text:style-name="T1">Patrick CHAGNEAU</text:span></text:p>
          </text:deletion>
        </text:changed-region>
        <text:changed-region xml:id="ct2171752911792" text:id="ct2171752911792">
          <text:deletion>
            <office:change-info>
              <dc:creator>Auteur inconnu</dc:creator>
              <dc:date>2021-10-26T08:45:49</dc:date>
            </office:change-info>
            <text:p text:style-name="P2"><text:span text:style-name="T2">u DLCF</text:span></text:p>
          </text:deletion>
        </text:changed-region>
        <text:changed-region xml:id="ct2171752912752" text:id="ct2171752912752">
          <text:deletion>
            <office:change-info>
              <dc:creator>Auteur inconnu</dc:creator>
              <dc:date>2021-10-26T09:27:42</dc:date>
            </office:change-info>
            <text:p text:style-name="P2"><text:span text:style-name="T2">d</text:span></text:p>
          </text:deletion>
        </text:changed-region>
        <text:changed-region xml:id="ct2171752916592" text:id="ct2171752916592">
          <text:insertion>
            <office:change-info>
              <dc:creator>Auteur inconnu</dc:creator>
              <dc:date>2021-10-26T09:27:42</dc:date>
            </office:change-info>
          </text:insertion>
        </text:changed-region>
        <text:changed-region xml:id="ct2171752917072" text:id="ct2171752917072">
          <text:insertion>
            <office:change-info>
              <dc:creator>Auteur inconnu</dc:creator>
              <dc:date>2021-10-26T08:46:04</dc:date>
            </office:change-info>
          </text:insertion>
        </text:changed-region>
        <text:changed-region xml:id="ct2171752917552" text:id="ct2171752917552">
          <text:deletion>
            <office:change-info>
              <dc:creator>Auteur inconnu</dc:creator>
              <dc:date>2021-10-26T08:47:38</dc:date>
            </office:change-info>
            <text:p text:style-name="P3">1</text:p>
          </text:deletion>
        </text:changed-region>
        <text:changed-region xml:id="ct2171752914192" text:id="ct2171752914192">
          <text:insertion>
            <office:change-info>
              <dc:creator>Auteur inconnu</dc:creator>
              <dc:date>2021-10-26T08:47:38</dc:date>
            </office:change-info>
          </text:insertion>
        </text:changed-region>
        <text:changed-region xml:id="ct2171752916352" text:id="ct2171752916352">
          <text:insertion>
            <office:change-info>
              <dc:creator>Auteur inconnu</dc:creator>
              <dc:date>2021-10-26T08:47:41</dc:date>
            </office:change-info>
          </text:insertion>
        </text:changed-region>
        <text:changed-region xml:id="ct2171752912032" text:id="ct2171752912032">
          <text:deletion>
            <office:change-info>
              <dc:creator>Auteur inconnu</dc:creator>
              <dc:date>2021-10-26T09:17:37</dc:date>
            </office:change-info>
            <text:p text:style-name="P4">7</text:p>
          </text:deletion>
        </text:changed-region>
        <text:changed-region xml:id="ct2171752912272" text:id="ct2171752912272">
          <text:insertion>
            <office:change-info>
              <dc:creator>Auteur inconnu</dc:creator>
              <dc:date>2021-10-26T09:17:37</dc:date>
            </office:change-info>
          </text:insertion>
        </text:changed-region>
        <text:changed-region xml:id="ct2171752913952" text:id="ct2171752913952">
          <text:insertion>
            <office:change-info>
              <dc:creator>Auteur inconnu</dc:creator>
              <dc:date>2021-10-26T09:18:27</dc:date>
            </office:change-info>
          </text:insertion>
        </text:changed-region>
        <text:changed-region xml:id="ct2171752916832" text:id="ct2171752916832">
          <text:insertion>
            <office:change-info>
              <dc:creator>Auteur inconnu</dc:creator>
              <dc:date>2021-10-26T09:18:11</dc:date>
            </office:change-info>
          </text:insertion>
        </text:changed-region>
        <text:changed-region xml:id="ct2171752918752" text:id="ct2171752918752">
          <text:insertion>
            <office:change-info>
              <dc:creator>Auteur inconnu</dc:creator>
              <dc:date>2021-10-26T09:18:17</dc:date>
            </office:change-info>
          </text:insertion>
        </text:changed-region>
        <text:changed-region xml:id="ct2171752912512" text:id="ct2171752912512">
          <text:insertion>
            <office:change-info>
              <dc:creator>Auteur inconnu</dc:creator>
              <dc:date>2021-10-26T09:18:38</dc:date>
            </office:change-info>
          </text:insertion>
        </text:changed-region>
        <text:changed-region xml:id="ct2171752917312" text:id="ct2171752917312">
          <text:deletion>
            <office:change-info>
              <dc:creator>Auteur inconnu</dc:creator>
              <dc:date>2021-10-26T09:19:19</dc:date>
            </office:change-info>
            <text:p text:style-name="Standard">le serveur SANCY du DLCF</text:p>
          </text:deletion>
        </text:changed-region>
        <text:changed-region xml:id="ct2171752912992" text:id="ct2171752912992">
          <text:insertion>
            <office:change-info>
              <dc:creator>Auteur inconnu</dc:creator>
              <dc:date>2021-10-26T09:19:19</dc:date>
            </office:change-info>
          </text:insertion>
        </text:changed-region>
        <text:changed-region xml:id="ct2171752911552" text:id="ct2171752911552">
          <text:deletion>
            <office:change-info>
              <dc:creator>Auteur inconnu</dc:creator>
              <dc:date>2021-10-26T09:27:58</dc:date>
            </office:change-info>
            <text:p text:style-name="Table_20_Contents">SOA</text:p>
          </text:deletion>
        </text:changed-region>
        <text:changed-region xml:id="ct2171752913232" text:id="ct2171752913232">
          <text:insertion>
            <office:change-info>
              <dc:creator>Auteur inconnu</dc:creator>
              <dc:date>2021-10-26T09:27:58</dc:date>
            </office:change-info>
          </text:insertion>
        </text:changed-region>
        <text:changed-region xml:id="ct2171752913472" text:id="ct2171752913472">
          <text:deletion>
            <office:change-info>
              <dc:creator>Auteur inconnu</dc:creator>
              <dc:date>2021-10-26T09:19:33</dc:date>
            </office:change-info>
            <text:p text:style-name="Table_20_Contents">serveur SANCY du DLCF (PV)</text:p>
          </text:deletion>
        </text:changed-region>
        <text:changed-region xml:id="ct2171752914912" text:id="ct2171752914912">
          <text:insertion>
            <office:change-info>
              <dc:creator>Auteur inconnu</dc:creator>
              <dc:date>2021-10-26T09:19:33</dc:date>
            </office:change-info>
          </text:insertion>
        </text:changed-region>
        <text:changed-region xml:id="ct2171752917792" text:id="ct2171752917792">
          <text:deletion>
            <office:change-info>
              <dc:creator>Auteur inconnu</dc:creator>
              <dc:date>2021-10-26T09:28:02</dc:date>
            </office:change-info>
            <text:p text:style-name="Table_20_Contents">SOA</text:p>
          </text:deletion>
        </text:changed-region>
        <text:changed-region xml:id="ct2171752913712" text:id="ct2171752913712">
          <text:insertion>
            <office:change-info>
              <dc:creator>Auteur inconnu</dc:creator>
              <dc:date>2021-10-26T09:28:0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9">Objet</text:p>
          </table:table-cell>
          <table:table-cell table:style-name="Tableau1.A1" office:value-type="string">
            <text:p text:style-name="P43">La présente instruction <text:span text:style-name="T19">porte sur la définition</text:span> <text:span text:style-name="T19">d</text:span>es modalités de réalisation de <text:span text:style-name="T4">l'essai accéléré de migration des ions chlorures en régime non-stationnaire</text:span> dans le cadre de l'accréditation COFRAC.</text:p>
            <text:p text:style-name="P44"/>
          </table:table-cell>
        </table:table-row>
        <table:table-row>
          <table:table-cell table:style-name="Tableau1.A1" office:value-type="string">
            <text:p text:style-name="P27">Domaine d'application </text:p>
          </table:table-cell>
          <table:table-cell table:style-name="Tableau1.A1" office:value-type="string">
            <text:p text:style-name="Standard">La présente instruction s'applique à l'Unité Technique COFRAC « Béton ». Cette UT est intégrée <text:span text:style-name="T1">au groupe « Infrastructures et Ouvrages d’Art </text:span><text:span text:style-name="T9">Durables</text:span><text:span text:style-name="T1"> »</text:span> <text:change text:change-id="ct2171757394496"/><text:change-start text:change-id="ct2171757389936"/><text:span text:style-name="T2">de l’Agence</text:span><text:change-end text:change-id="ct2171757389936"/> de Clermont-Ferrand.</text:p>
            <text:p text:style-name="Standard">Cette instruction concerne l'essai <text:span text:style-name="T19">de migration des chlorures en régime non stationnaire.</text:span></text:p>
            <text:p text:style-name="P45"><text:span text:style-name="T140">L</text:span>’essai <text:span text:style-name="T140">est</text:span> réalisé <text:span text:style-name="T140">pour</text:span> des corps d’épreuve d<text:span text:style-name="T140">e diamètres</text:span> compris entre 100 et 118 mm <text:span text:style-name="T140">(restriction dûe au matériel utilisé).</text:span></text:p>
            <text:p text:style-name="P47"/>
          </table:table-cell>
        </table:table-row>
        <table:table-row>
          <table:table-cell table:style-name="Tableau1.A1" office:value-type="string">
            <text:p text:style-name="P27">Documents de références</text:p>
          </table:table-cell>
          <table:table-cell table:style-name="Tableau1.A1" office:value-type="string">
            <text:p text:style-name="Standard">- <text:span text:style-name="T121">Norme XP P 18-46</text:span><text:span text:style-name="T122">2</text:span><text:span text:style-name="T121"> : </text:span><text:span text:style-name="T122">Essai accéléré de migration des ions chlorure en régime non stationnaire</text:span></text:p>
            <text:p text:style-name="Standard">- Norme NF EN ISO/CEI 17025</text:p>
            <text:p text:style-name="P34">- Plan Qualité Type « Bétons et constituants – Essais physiques et mécaniques » du réseau des LPC.</text:p>
            <text:p text:style-name="Standard">- Procédure R2.P.002 « réalisation de prestations suivant le référentiel NF EN ISO/CEI 17025</text:p>
            <text:p text:style-name="P86">- Procédure S1.P003 « Qualification et Habilitation »</text:p>
            <text:p text:style-name="P87">- Instruction S1.I.001 « compagnonnage »</text:p>
            <text:p text:style-name="Standard">La norme de référence pour l'exécution de cet essai est la norme <text:span text:style-name="T19">XP P 18-462</text:span>.</text:p>
            <text:p text:style-name="Standard"/>
            <text:p text:style-name="Standard">De plus, les normes applicables pour réaliser cet essai sont:</text:p>
            <text:p text:style-name="Standard">- NF EN 12350-1: essai pour béton frais – Prélèvement</text:p>
            <text:p text:style-name="Standard">- NF EN 12390-2: essai pour béton durci – confection et conservation des éprouvettes pour essais de résistance.</text:p>
            <text:p text:style-name="P88">- NF EN 12504-1 : Essais pour béton dans les structures - Partie 1 : carottes - Prélèvement, examen et essais en compression.</text:p>
            <text:p text:style-name="P28"/>
          </table:table-cell>
        </table:table-row>
        <table:table-row>
          <table:table-cell table:style-name="Tableau1.A1" office:value-type="string">
            <text:p text:style-name="P27">Vocabulaire</text:p>
            <text:p text:style-name="P27">et abréviations</text:p>
          </table:table-cell>
          <table:table-cell table:style-name="Tableau1.A1" office:value-type="string">
            <text:p text:style-name="Standard"><text:change text:change-id="ct2171757394736"/><text:change-start text:change-id="ct2171757391136"/><text:span text:style-name="T144">ACF</text:span><text:change-end text:change-id="ct2171757391136"/><text:tab/><text:tab/><text:tab/><text:change text:change-id="ct2171757395216"/><text:change-start text:change-id="ct2171757395696"/><text:span text:style-name="T144">Agence</text:span><text:change-end text:change-id="ct2171757395696"/> de Clermont-Ferrand</text:p>
            <text:p text:style-name="Standard">UT<text:tab/><text:tab/><text:tab/>Unité Technique COFRAC « Béton »</text:p>
            <text:p text:style-name="Standard"><text:span text:style-name="T1">Groupe IOA</text:span><text:change-start text:change-id="ct2171853116976"/><text:span text:style-name="T10">D</text:span><text:change-end text:change-id="ct2171853116976"/><text:tab/><text:tab/><text:span text:style-name="T1">Groupe « Infrastructures et Ouvrages d’Art </text:span><text:span text:style-name="T9">Durables</text:span><text:span text:style-name="T1"> »</text:span></text:p>
            <text:p text:style-name="Standard">Chef d'UT<text:tab/><text:tab/>Responsable de l'Unité Technique COFRAC béton</text:p>
            <text:p text:style-name="Standard">RE<text:tab/><text:tab/><text:tab/>Responsable d'Essais</text:p>
            <text:p text:style-name="Standard">CE<text:tab/><text:tab/><text:tab/>Chargé d'essai</text:p>
            <text:p text:style-name="P46"><text:span text:style-name="T26">Les </text:span><text:span text:style-name="T28">termes « échantillons » </text:span><text:span text:style-name="T29">et </text:span><text:span text:style-name="T28">« </text:span><text:span text:style-name="T26">corps d'épreuve</text:span><text:span text:style-name="T27">s »</text:span><text:span text:style-name="T26"> </text:span><text:span text:style-name="T28">sont tels que définis au paragraphe 6 de la norme XP P 18-642</text:span></text:p>
            <text:p text:style-name="P47"/>
          </table:table-cell>
        </table:table-row>
        <table:table-row>
          <table:table-cell table:style-name="Tableau1.A1" office:value-type="string">
            <text:p text:style-name="P30">Fonctions /</text:p>
            <text:p text:style-name="P30">Responsabilités </text:p>
          </table:table-cell>
          <table:table-cell table:style-name="Tableau1.A1" office:value-type="string">
            <text:p text:style-name="P36">Dispositions générales :</text:p>
            <text:p text:style-name="P33">Les dispositions figurants dans tous les documents listés dans le paragraphe « Documents de références », sont appliquées.</text:p>
            <text:p text:style-name="P33"/>
            <text:p text:style-name="P33"><text:soft-page-break/></text:p>
            <text:p text:style-name="P36">Dispositions particulières:</text:p>
            <text:p text:style-name="P33">Les différentes fonctions/responsabilités sont confiées à </text:p>
            <text:p text:style-name="P33"/>
            <text:p text:style-name="P39">Chef d'UT <text:tab/><text:tab/><text:tab/><text:tab/>Bruno BOULET</text:p>
            <text:p text:style-name="P39"/>
            <text:p text:style-name="P39">Responsables d'essai<text:tab/><text:tab/>Bruno BOULET </text:p>
            <text:p text:style-name="P38"><text:tab/><text:tab/><text:tab/><text:tab/><text:tab/> </text:p>
            <text:p text:style-name="P39"/>
            <text:p text:style-name="P39"/>
            <text:p text:style-name="P39"/>
            <text:p text:style-name="P39">Chargés d'essai<text:tab/><text:tab/><text:tab/>Bruno BOULET</text:p>
            <text:p text:style-name="P1"><text:tab/><text:tab/><text:tab/><text:tab/><text:tab/><text:change text:change-id="ct2171757398816"/></text:p>
            <text:p text:style-name="P41"><text:tab/><text:tab/><text:tab/><text:tab/><text:tab/>Mathieu CIPIERE</text:p>
            <text:p text:style-name="P39"/>
            <text:p text:style-name="P40">Correspondant matériel<text:tab/><text:tab/><text:span text:style-name="T1">Bruno BOULET</text:span></text:p>
            <text:p text:style-name="P39"/>
            <text:p text:style-name="P37"/>
          </table:table-cell>
        </table:table-row>
        <table:table-row>
          <table:table-cell table:style-name="Tableau1.A1" office:value-type="string">
            <text:p text:style-name="P78">Ordonnancement des essais</text:p>
          </table:table-cell>
          <table:table-cell table:style-name="Tableau1.A1" office:value-type="string">
            <text:p text:style-name="P73">Dispositions générales:</text:p>
            <text:p text:style-name="P48">Les dispositions figurants dans tous les documents listés dans le paragraphe « Documents de références », sont appliquées.</text:p>
            <text:p text:style-name="P48"/>
            <text:p text:style-name="P73">Dispositions particulières:</text:p>
            <text:p text:style-name="P76">- Achats de réactifs chimiques :</text:p>
            <text:p text:style-name="P68">Lors des commandes de produits chimiques intervenants dans les solutions d’hydroxyde de sodium et de chlorure de sodium, il est précisé que ces produits doivent être de qualité analytique.</text:p>
            <text:p text:style-name="P68">L’eau utilisée pour la fabrication des solutions peut être distillée ou déminéralisée.</text:p>
            <text:p text:style-name="P73"/>
            <text:p text:style-name="P74">- Préparation des solutions :</text:p>
            <text:p text:style-name="P74"/>
            <text:p text:style-name="P70">Les solutions <text:span text:style-name="T137">amont </text:span>de [NaCl 0,5 mol.l<text:span text:style-name="T136">-1</text:span> + NaOH 0,1 mol.l<text:span text:style-name="T136">-1</text:span>] ou <text:span text:style-name="T138">de </text:span>[NaCl 0,5 mol.l<text:span text:style-name="T136">-1</text:span> + NaOH 0,1 mol.l<text:span text:style-name="T136">-1</text:span>] sont préparés dans des récipients de 2 l.</text:p>
            <text:p text:style-name="P69"/>
            <text:p text:style-name="P69"><draw:frame draw:style-name="fr1" draw:name="Objet1" text:anchor-type="paragraph" svg:width="11.458cm" svg:height="2.799cm" draw:z-index="1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71">La solution aval est préparée dans un récipient de 20 l. Celui-<text:span text:style-name="T18">ci</text:span> <text:span text:style-name="T138">est</text:span> complété par des ajout<text:span text:style-name="T138">s</text:span> de 5, 10 ou 15 litres :</text:p>
            <text:p text:style-name="P75"><draw:frame draw:style-name="fr2" draw:name="Objet2" text:anchor-type="paragraph" svg:y="0.289cm" svg:width="9.2cm" svg:height="2.265cm" draw:z-index="0"><draw:object xlink:href="./Object 2" xlink:type="simple" xlink:show="embed" xlink:actuate="onLoad"/><draw:image xlink:href="./ObjectReplacements/Object 2" xlink:type="simple" xlink:show="embed" xlink:actuate="onLoad"/><svg:desc>Objet OLE</svg:desc></draw:frame><text:soft-page-break/></text:p>
            <text:p text:style-name="P75"/>
            <text:p text:style-name="P48"/>
            <text:p text:style-name="P48"/>
            <text:p text:style-name="P50"><text:span text:style-name="T36">Étape 1 : réception des é</text:span><text:span text:style-name="T37">chantillon</text:span><text:span text:style-name="T36"> </text:span>: <text:span text:style-name="T100">le CE Procède à la réception des <text:s/>échantillons et la création d’un nouveau dossier essai :</text:span></text:p>
            <text:list xml:id="list2462952352" text:style-name="L1">
              <text:list-item>
                <text:p text:style-name="P95">Le CE crée un nouvel enregistrement dans la feuille de calcul « suivi des essais de durabilité ». Il crée un nouveau numéro SOA/<text:span text:style-name="T4">DAPP</text:span>. Ce numéro commence par les lettres : «<text:span text:style-name="T4">DAPP</text:span>/ » suivi de l’année, suivi du symbole : « / », suivi d’un nombre débutant à un pour le premier essai de l’année puis incrémenté <text:s/>à chaque nouvel essai.</text:p>
              </text:list-item>
              <text:list-item>
                <text:p text:style-name="P96"><text:span text:style-name="T4">L</text:span>es <text:span text:style-name="T123">échantillons</text:span> <text:span text:style-name="T4">sont identifiés par les références client. A défaut le CE les identifie.</text:span></text:p>
              </text:list-item>
              <text:list-item>
                <text:p text:style-name="P96"><text:span text:style-name="T4">Les échantillons</text:span> <text:span text:style-name="T124">sont </text:span>plac<text:span text:style-name="T124">és</text:span> dans les bacs de conservation.</text:p>
              </text:list-item>
              <text:list-item>
                <text:p text:style-name="P97"><text:span text:style-name="T103">Le CE</text:span> crée <text:span text:style-name="T119">le</text:span> <text:span text:style-name="T20">« </text:span><text:span text:style-name="T24">dossier </text:span><text:span text:style-name="T25">d’</text:span><text:span text:style-name="T24">essai »</text:span> et renseigne les champs de l’onglet « <text:span text:style-name="T124">prélèvement »</text:span> <text:span text:style-name="T109">(identification du prélèvement, date de sciage, échéance d’essai, ...)</text:span></text:p>
              </text:list-item>
              <text:list-item>
                <text:p text:style-name="P98"><text:span text:style-name="T46">Le CE imprime </text:span><text:span text:style-name="T47">l’onglet « </text:span><text:span text:style-name="T48">p</text:span><text:span text:style-name="T47">rélèvement »</text:span><text:span text:style-name="T45"> au </text:span><text:span text:style-name="T44">format A3</text:span><text:span text:style-name="T55"> </text:span></text:p>
                <text:p text:style-name="P99"/>
              </text:list-item>
            </text:list>
            <text:p text:style-name="P81"><text:span text:style-name="T34">Étape </text:span><text:span text:style-name="T35">2 </text:span><text:span text:style-name="T34">: </text:span><text:span text:style-name="T39">enrobage et </text:span><text:span text:style-name="T35">sciage des </text:span><text:span text:style-name="T38">corps</text:span><text:span text:style-name="T35"> d’épreuve</text:span><text:span text:style-name="T34"> </text:span><text:span text:style-name="T101">:</text:span></text:p>
            <text:p text:style-name="P80"/>
            <text:list xml:id="list909487056" text:style-name="L2">
              <text:list-item>
                <text:p text:style-name="P111">24 heures avant le sciage, le CE sort les éprouvettes des bacs de conservation, les sèche à l’air comprimé, et les enduit de résine époxy.</text:p>
              </text:list-item>
              <text:list-item>
                <text:p text:style-name="P112"><text:span text:style-name="T102">Le CE scie les corps d’épreuves à une épaisseur de </text:span><text:span text:style-name="T96">50</text:span><text:span text:style-name="T139">±</text:span><text:span text:style-name="T97">1</text:span><text:span text:style-name="T96"> mm. </text:span><text:span text:style-name="T97">Le sciage est réalisé « sous eau ».</text:span></text:p>
              </text:list-item>
              <text:list-item>
                <text:p text:style-name="P113"><text:span text:style-name="T87">Le CE</text:span><text:span text:style-name="T85"> </text:span><text:span text:style-name="T84">identifi</text:span><text:span text:style-name="T87">e les corps d’épreuve</text:span><text:span text:style-name="T84"> conformément</text:span><text:span text:style-name="T91"> au « dossier </text:span><text:span text:style-name="T93">d’</text:span><text:span text:style-name="T91">essai »</text:span><text:span text:style-name="T84">.</text:span></text:p>
              </text:list-item>
              <text:list-item>
                <text:p text:style-name="P114"><text:span text:style-name="T84">Le </text:span><text:span text:style-name="T87">CE mesure les</text:span><text:span text:style-name="T84"> cor</text:span><text:span text:style-name="T86">p</text:span><text:span text:style-name="T84">s d’épreuve : </text:span><text:span text:style-name="T88">le diamètre et l’épaisseur sont mesurés selon 2 directions perpendiculaires. Le diam</text:span><text:span text:style-name="T89">è</text:span><text:span text:style-name="T88">tre doit être compris entre 100 et 118 mm</text:span></text:p>
              </text:list-item>
              <text:list-item>
                <text:p text:style-name="P115"><text:span text:style-name="T90">Le CE complète </text:span><text:span text:style-name="T92">le « dossier d’essai ».</text:span></text:p>
              </text:list-item>
              <text:list-item>
                <text:p text:style-name="P116">Après sciage, les corps d’épreuves sont conservés dans un sac humide pendant une durée maximale de 3 jours.</text:p>
              </text:list-item>
            </text:list>
            <text:p text:style-name="P79"/>
            <text:p text:style-name="P60"><text:span text:style-name="T32">Étape 3 : </text:span><text:span text:style-name="T33">s</text:span><text:span text:style-name="T32">aturation </text:span><text:span text:style-name="T33">des corps d’épreuve </text:span><text:span text:style-name="T32">:</text:span></text:p>
            <text:p text:style-name="P52"/>
            <text:list xml:id="list3516190562" text:style-name="L3">
              <text:list-item>
                <text:p text:style-name="P121"><text:span text:style-name="T70">Le CE place</text:span><text:span text:style-name="T40"> </text:span><text:span text:style-name="T72">les </text:span><text:span text:style-name="T40">corps d’épreuve dans l</text:span><text:span text:style-name="T74">a chambre à vide</text:span><text:span text:style-name="T40">. </text:span><text:span text:style-name="T41">L</text:span><text:span text:style-name="T40">a pression est maintenue </text:span><text:span text:style-name="T71">inférieur</text:span><text:span text:style-name="T74">e à</text:span><text:span text:style-name="T40"> 25 mbar pendant 4h00 </text:span><text:span text:style-name="T71">±</text:span><text:span text:style-name="T40"> </text:span><text:span text:style-name="T41">0h</text:span><text:span text:style-name="T40">30.</text:span></text:p>
              </text:list-item>
              <text:list-item>
                <text:p text:style-name="P121"><text:span text:style-name="T70">Le CE introduit </text:span><text:span text:style-name="T75">la solution de soude </text:span><text:span text:style-name="T40">dans l</text:span><text:span text:style-name="T74">a chambre à vide</text:span><text:span text:style-name="T40"> </text:span><text:span text:style-name="T41">jusqu’à</text:span><text:span text:style-name="T40"> </text:span><text:span text:style-name="T73">ce </text:span><text:span text:style-name="T40">que les </text:span><text:span text:style-name="T41">corps</text:span><text:span text:style-name="T40"> d’épreuve soient recouvert</text:span><text:span text:style-name="T41">s</text:span><text:span text:style-name="T40"> d’</text:span><text:span text:style-name="T78">environ</text:span><text:span text:style-name="T40"> 2</text:span><text:span text:style-name="T79">0</text:span><text:span text:style-name="T40"> </text:span><text:span text:style-name="T79">m</text:span><text:span text:style-name="T40">m. </text:span><text:span text:style-name="T41">La pression est maintenue </text:span><text:span text:style-name="T71">inférieur</text:span><text:span text:style-name="T78">e</text:span><text:span text:style-name="T41"> </text:span><text:span text:style-name="T78">à </text:span><text:span text:style-name="T41">25 mbar pendant </text:span><text:soft-page-break/><text:span text:style-name="T75">68</text:span><text:span text:style-name="T41">h00.</text:span></text:p>
              </text:list-item>
              <text:list-item>
                <text:p text:style-name="P121"><text:span text:style-name="T94">Le CE complète </text:span><text:span text:style-name="T95">le dossier d’essai.</text:span></text:p>
              </text:list-item>
            </text:list>
            <text:list xml:id="list1466354034" text:style-name="L4">
              <text:list-header>
                <text:p text:style-name="P132"/>
              </text:list-header>
            </text:list>
            <text:p text:style-name="P63"><text:span text:style-name="T58">Étape </text:span><text:span text:style-name="T59">4</text:span><text:span text:style-name="T58"> : </text:span><text:span text:style-name="T63">mesure de la rési</text:span><text:span text:style-name="T64">s</text:span><text:span text:style-name="T63">tivité </text:span><text:span text:style-name="T67">(hors accréditation)</text:span><text:span text:style-name="T59"> :</text:span></text:p>
            <text:p text:style-name="P54"/>
            <text:list xml:id="list244415599" text:style-name="L5">
              <text:list-item>
                <text:p text:style-name="P122"><text:span text:style-name="T69">L</text:span><text:span text:style-name="T40">e CE imprime l’onglet « feuille de mesure » du dossier d’essai qui constituera la feuille de paillasse.</text:span></text:p>
              </text:list-item>
            </text:list>
            <text:list xml:id="list3059900382" text:style-name="L6">
              <text:list-item>
                <text:p text:style-name="P123"><text:span text:style-name="T69">l’</text:span><text:span text:style-name="T40">impédance est mesurée à </text:span><text:span text:style-name="T78">une fréquence</text:span><text:span text:style-name="T40"> 120 Hz.</text:span></text:p>
              </text:list-item>
            </text:list>
            <text:list xml:id="list839175995" text:style-name="L7">
              <text:list-item>
                <text:p text:style-name="P100"><text:span text:style-name="T125">Avant toute mesure sur un nouveau corps d’épreuve, le CE effectue une mesure a vide de l’impédance du dispositif de mesure</text:span>.</text:p>
              </text:list-item>
              <text:list-item>
                <text:p text:style-name="P101">Le CE <text:span text:style-name="T125">effectue trois mesures d’impédance sur chacun des corps d’épreuve. </text:span></text:p>
              </text:list-item>
              <text:list-item>
                <text:p text:style-name="P103">Le CE enregistre les <text:span text:style-name="T126">résultats sur la feuille de paillasse</text:span></text:p>
              </text:list-item>
              <text:list-item>
                <text:p text:style-name="P103"><text:span text:style-name="T133">Le CE complète le dossier-essai</text:span>.</text:p>
                <text:p text:style-name="P102"/>
              </text:list-item>
            </text:list>
            <text:p text:style-name="P61"><text:span text:style-name="T58">Étape </text:span><text:span text:style-name="T60">5</text:span><text:span text:style-name="T58"> :</text:span><text:span text:style-name="T59"> </text:span><text:span text:style-name="T64">mise en cellule</text:span><text:span text:style-name="T60"> : </text:span></text:p>
            <text:p text:style-name="P57"/>
            <text:list xml:id="list1076742050" text:style-name="L8">
              <text:list-item>
                <text:p text:style-name="P124"><text:span text:style-name="T43">L</text:span><text:span text:style-name="T42">e </text:span><text:span text:style-name="T49">CE place </text:span><text:span text:style-name="T50">le corps d’épreuve entre les deux compartiments du dispositif</text:span><text:span text:style-name="T42">.</text:span></text:p>
              </text:list-item>
              <text:list-item>
                <text:p text:style-name="P104">Le CE repère le côté en contact avec la solution de chlorure sur le corps d’épreuve.</text:p>
              </text:list-item>
              <text:list-item>
                <text:p text:style-name="P120"><text:span text:style-name="T71">Le CE </text:span><text:span text:style-name="T76">introduit les solutions </text:span><text:span text:style-name="T77">dans </text:span><text:span text:style-name="T76">les com</text:span><text:span text:style-name="T77">partiments.</text:span></text:p>
              </text:list-item>
              <text:list-item>
                <text:p text:style-name="P117">Le CE met le circuit sous tension.</text:p>
              </text:list-item>
              <text:list-item>
                <text:p text:style-name="P118">Le CE détermine la duré<text:span text:style-name="T127">e</text:span> d’essai.</text:p>
              </text:list-item>
              <text:list-item>
                <text:p text:style-name="P118">Le CE mesure la température des solutions.</text:p>
              </text:list-item>
              <text:list-item>
                <text:p text:style-name="P118">Le CE rempli la feuille de paillasse.</text:p>
              </text:list-item>
              <text:list-item>
                <text:p text:style-name="P119">Le CE complète le dossier-essai.</text:p>
              </text:list-item>
            </text:list>
            <text:p text:style-name="P51"/>
            <text:p text:style-name="P62"><text:span text:style-name="T58">Étape </text:span><text:span text:style-name="T62">6</text:span><text:span text:style-name="T58"> </text:span><text:span text:style-name="T59">: </text:span><text:span text:style-name="T61">Mesure d</text:span><text:span text:style-name="T68">es températures et vérification des tensions</text:span><text:span text:style-name="T61"> </text:span><text:span text:style-name="T60">:</text:span></text:p>
            <text:p text:style-name="P58"/>
            <text:list xml:id="list95436916563166" text:continue-numbering="true" text:style-name="L8">
              <text:list-item>
                <text:p text:style-name="P125"><text:span text:style-name="T57">T</text:span><text:span text:style-name="T56">outes les 24 heures </text:span><text:span text:style-name="T57">d’essai,</text:span><text:span text:style-name="T56"> </text:span><text:span text:style-name="T42">le CE </text:span><text:span text:style-name="T56">relève</text:span><text:span text:style-name="T42"> les températures des solutions </text:span><text:span text:style-name="T51">dans les compartiments. </text:span><text:span text:style-name="T57">De plus, il vérifie et ajuste les tensions au bornes des échantillons si nécessaire.</text:span></text:p>
              </text:list-item>
              <text:list-item>
                <text:p text:style-name="P105">Le CE rempli la feuille de paillasse <text:span text:style-name="T134">et complète le dossier-essai</text:span></text:p>
              </text:list-item>
            </text:list>
            <text:p text:style-name="P59"/>
            <text:p text:style-name="P64"><text:span text:style-name="T58">Étape </text:span><text:span text:style-name="T65">7</text:span><text:span text:style-name="T58"> </text:span><text:span text:style-name="T59">: </text:span><text:span text:style-name="T61">Mesure de </text:span><text:span text:style-name="T66">la profondeur de pénétration</text:span><text:span text:style-name="T61"> </text:span><text:span text:style-name="T60">:</text:span></text:p>
            <text:list xml:id="list95436753142110" text:continue-numbering="true" text:style-name="L8">
              <text:list-item>
                <text:p text:style-name="P106">Le CE <text:span text:style-name="T134">arrête</text:span> le générateur.</text:p>
              </text:list-item>
              <text:list-item>
                <text:p text:style-name="P126"><text:span text:style-name="T52">L</text:span><text:span text:style-name="T42">e CE fend les co</text:span><text:span text:style-name="T54">r</text:span><text:span text:style-name="T42">ps d’épreuves.</text:span></text:p>
              </text:list-item>
              <text:list-item>
                <text:p text:style-name="P127"><text:span text:style-name="T42">Le CE pulvérise le nitrate d’argent </text:span><text:span text:style-name="T54">et attend 30 minutes.</text:span></text:p>
              </text:list-item>
              <text:list-item>
                <text:p text:style-name="P128"><text:span text:style-name="T42">Si nécessaire le </text:span><text:span text:style-name="T53">CE </text:span><text:span text:style-name="T42">effectue une seconde </text:span><text:span text:style-name="T53">pulvéris</text:span><text:span text:style-name="T42">ation de </text:span><text:span text:style-name="T53">nitrate d’argent </text:span><text:span text:style-name="T42">et attend 30 minutes.</text:span></text:p>
              </text:list-item>
              <text:list-item>
                <text:p text:style-name="P107">Le CE mesure les profondeurs de pénétration.</text:p>
              </text:list-item>
              <text:list-item>
                <text:p text:style-name="P107">Le CE note les mesure<text:span text:style-name="T134">s</text:span> sur la feuille de paillasse.</text:p>
              </text:list-item>
              <text:list-item>
                <text:p text:style-name="P129"><text:span text:style-name="T42">Le CE reporte la feuille de paillasse sur </text:span><text:span text:style-name="T55">le</text:span><text:span text:style-name="T42"> « dossier essai ». </text:span><text:span text:style-name="T115">À ce stade, le PV d’essai</text:span><text:span text:style-name="T117">s</text:span><text:span text:style-name="T115"> a été généré automatiquement.</text:span></text:p>
              </text:list-item>
              <text:list-item>
                <text:p text:style-name="P130"><text:span text:style-name="T115">L</text:span><text:span text:style-name="T113">es cellules de mesure sont rincées à l’eau potable.</text:span></text:p>
                <text:p text:style-name="P93"/>
              </text:list-item>
            </text:list>
            <text:p text:style-name="P55"><text:span text:style-name="T132">Étape</text:span> <text:span text:style-name="T104">11 </text:span>: Le procès-verba<text:span text:style-name="T111">l</text:span> <text:span text:style-name="T111">est</text:span> transmis au RE :</text:p>
            <text:p text:style-name="P53"/>
            <text:p text:style-name="P56"><text:soft-page-break/>Afin de valider le PV, le CE transmet les document<text:span text:style-name="T105">s</text:span> suivant<text:span text:style-name="T111">s</text:span> au RE :</text:p>
            <text:list xml:id="list1258999358" text:style-name="L9">
              <text:list-item>
                <text:p text:style-name="P108">La version papier du « dossier » essai</text:p>
              </text:list-item>
              <text:list-item>
                <text:p text:style-name="P109">Le <text:span text:style-name="T111">projet de</text:span> <text:span text:style-name="T106">procès-verbal.</text:span></text:p>
              </text:list-item>
              <text:list-item>
                <text:p text:style-name="P110">Une impression de l’onglet intitulé « feuille de <text:span text:style-name="T128">mesures</text:span> »</text:p>
              </text:list-item>
              <text:list-item>
                <text:p text:style-name="P109"><text:span text:style-name="T106">La</text:span> feuille de paillasse.</text:p>
              </text:list-item>
            </text:list>
            <text:p text:style-name="P83"/>
            <text:p text:style-name="P49"><text:span text:style-name="T21">Le RE</text:span><text:span text:style-name="T20"> vérifie le contenu et la concordance des informations entre les différents </text:span><text:span text:style-name="T23">documents</text:span><text:span text:style-name="T20">, </text:span><text:span text:style-name="T23">et</text:span><text:span text:style-name="T20"> signe le procès-verba</text:span><text:span text:style-name="T23">l</text:span>.</text:p>
            <text:p text:style-name="P49"/>
            <text:p text:style-name="P49"><text:span text:style-name="T111">Le PV </text:span>est envoyé au client. Un exemplaire est archivé dans le classeur « PV <text:span text:style-name="T129">DAPP</text:span> » situé dans le bureau E<text:span text:style-name="T111">256</text:span>. Un <text:span text:style-name="T111">autre </text:span>exemplaire est <text:span text:style-name="T111">conservé</text:span> à l'intérieur d<text:span text:style-name="T111">u dossier essai</text:span> dans le <text:span text:style-name="T111">même </text:span>bureau.</text:p>
            <text:p text:style-name="P48"/>
          </table:table-cell>
        </table:table-row>
        <table:table-row>
          <table:table-cell table:style-name="Tableau1.A1" office:value-type="string">
            <text:p text:style-name="P77">Qualification des agents – Maintien des compétences</text:p>
          </table:table-cell>
          <table:table-cell table:style-name="Tableau1.A1" office:value-type="string">
            <text:p text:style-name="P72">Qualification des agents</text:p>
            <text:p text:style-name="P66">Au préalable, l’agent doit être au minimum qualifié « chargé d’essai » pour l’essai en compression sur béton durci. Alors, seules les étapes n°<text:span text:style-name="T129">5</text:span> et <text:span text:style-name="T129">7</text:span> ci-dessus sont soumises à qualification.</text:p>
            <text:p text:style-name="Standard">Chaque nouvel agent de l'unité est pris en charge par le Responsable d'Essai, qui l'accompagne dans l'apprentissage de <text:span text:style-name="T112">ces étapes</text:span>. Ce nouvel agent réalisera <text:span text:style-name="T80">au moins une fois ces 2 étapes</text:span> en présence du RE, avec signature des feuilles d'essais par les deux agents.</text:p>
            <text:p text:style-name="P2">Une fois que le RE juge le nouvel agent apte à réaliser les essais, il propose sa qualification au Directeur <text:change text:change-id="ct2171752911792"/><text:change text:change-id="ct2171752912752"/><text:change-start text:change-id="ct2171752916592"/><text:span text:style-name="T2">de ACF</text:span><text:change-end text:change-id="ct2171752916592"/>.<text:change-start text:change-id="ct2171752917072"/> <text:span text:style-name="T143">L’appréciation de l’aptitude de l’agent à réaliser l’essai, porte sur une maîtrise suffisante du mode opératoire et de la procédure documentaire liée (enregistrement, saisie, édition).</text:span><text:change-end text:change-id="ct2171752917072"/></text:p>
            <text:p text:style-name="Standard"/>
            <text:p text:style-name="P72">Maintien des compétences</text:p>
            <text:p text:style-name="P67">Les compétences de R<text:span text:style-name="T80">E</text:span> et de CE sont considérées maintenues par la réalisation <text:span text:style-name="T112">des étapes n°5 et 7 au moins une fois par an.</text:span></text:p>
            <text:p text:style-name="P65"/>
          </table:table-cell>
        </table:table-row>
        <table:table-row>
          <table:table-cell table:style-name="Tableau1.A1" office:value-type="string">
            <text:p text:style-name="P77">Conservation des <text:span text:style-name="T135">corps d’épreuves</text:span> <text:span text:style-name="T135">après </text:span>essai</text:p>
          </table:table-cell>
          <table:table-cell table:style-name="Tableau1.A1" office:value-type="string">
            <text:p text:style-name="P89"><text:span text:style-name="T114">L’</text:span><text:span text:style-name="T116">essai étant destructif, l</text:span><text:span text:style-name="T114">es corps d’épreuves </text:span><text:span text:style-name="T118">ne</text:span><text:span text:style-name="T114"> sont </text:span><text:span text:style-name="T116">pas </text:span><text:span text:style-name="T114">conservés</text:span>, sauf demande spécifique du c<text:span text:style-name="T99">lient</text:span>.</text:p>
            <text:p text:style-name="Standard"/>
          </table:table-cell>
        </table:table-row>
        <table:table-row>
          <table:table-cell table:style-name="Tableau1.A1" office:value-type="string">
            <text:p text:style-name="P77">Incertitude d'essai</text:p>
          </table:table-cell>
          <table:table-cell table:style-name="Tableau1.A1" office:value-type="string">
            <text:p text:style-name="P85"><text:span text:style-name="T11">L’</text:span><text:span text:style-name="T5">incertitude d’essai est de </text:span><text:span text:style-name="T12">15</text:span><text:span text:style-name="T110">% (guide approche performantielle <text:s/>- LCPC 2010)</text:span></text:p>
          </table:table-cell>
        </table:table-row>
        <table:table-row>
          <table:table-cell table:style-name="Tableau1.A1" office:value-type="string">
            <text:p text:style-name="P77">Locaux, Matériels et Logiciels</text:p>
          </table:table-cell>
          <table:table-cell table:style-name="Tableau1.A1" office:value-type="string">
            <text:p text:style-name="P84"><text:span text:style-name="T81">Salle d’e</text:span><text:span text:style-name="T82">ssai </text:span><text:span text:style-name="T81">(E2</text:span><text:span text:style-name="T83">3</text:span><text:span text:style-name="T81">)</text:span></text:p>
            <text:p text:style-name="P72">Matériels</text:p>
            <text:p text:style-name="Standard">Liste des matériels pouvant influencer le résultat d<text:span text:style-name="T98">e l’essai :</text:span></text:p>
            <text:p text:style-name="Standard"/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row>
                <table:table-cell table:style-name="Tableau5.A1" office:value-type="string">
                  <text:p text:style-name="P8">Référence</text:p>
                </table:table-cell>
                <table:table-cell table:style-name="Tableau5.A1" office:value-type="string">
                  <text:p text:style-name="P9">Désignation</text:p>
                </table:table-cell>
                <table:table-cell table:style-name="Tableau5.C1" office:value-type="string">
                  <text:p text:style-name="P9">Périodicité vérification</text:p>
                </table:table-cell>
              </table:table-row>
              <table:table-row>
                <table:table-cell table:style-name="Tableau5.A2" office:value-type="string">
                  <text:p text:style-name="P23">COA 054</text:p>
                </table:table-cell>
                <table:table-cell table:style-name="Tableau5.A2" office:value-type="string">
                  <text:p text:style-name="P22"><text:span text:style-name="T131">Enregistreur</text:span> de tension SEFRAM 8440 </text:p>
                </table:table-cell>
                <table:table-cell table:style-name="Tableau5.C2" office:value-type="string">
                  <text:p text:style-name="P3"><text:change text:change-id="ct2171752917552"/><text:change-start text:change-id="ct2171752914192"/><text:span text:style-name="T2">3</text:span><text:change-end text:change-id="ct2171752914192"/> an<text:change-start text:change-id="ct2171752916352"/><text:span text:style-name="T2">s</text:span><text:change-end text:change-id="ct2171752916352"/></text:p>
                </table:table-cell>
              </table:table-row>
              <table:table-row>
                <table:table-cell table:style-name="Tableau5.A2" office:value-type="string">
                  <text:p text:style-name="P4">COA 05<text:change text:change-id="ct2171752912032"/><text:change-start text:change-id="ct2171752912272"/><text:span text:style-name="T15">6</text:span><text:change-end text:change-id="ct2171752912272"/></text:p>
                </table:table-cell>
                <table:table-cell table:style-name="Tableau5.A2" office:value-type="string">
                  <text:p text:style-name="P16">Thermomètre numérique</text:p>
                </table:table-cell>
                <table:table-cell table:style-name="Tableau5.C2" office:value-type="string">
                  <text:p text:style-name="P21">1 an</text:p>
                </table:table-cell>
              </table:table-row>
              <table:table-row>
                <table:table-cell table:style-name="Tableau5.A2" office:value-type="string">
                  <text:p text:style-name="P23">COA 053</text:p>
                </table:table-cell>
                <table:table-cell table:style-name="Tableau5.A2" office:value-type="string">
                  <text:p text:style-name="P20">Vacuomètre</text:p>
                </table:table-cell>
                <table:table-cell table:style-name="Tableau5.C2" office:value-type="string">
                  <text:p text:style-name="P15">1 an</text:p>
                </table:table-cell>
              </table:table-row>
              <table:table-row>
                <table:table-cell table:style-name="Tableau5.A2" office:value-type="string">
                  <text:p text:style-name="P19"><text:soft-page-break/>COA 045</text:p>
                </table:table-cell>
                <table:table-cell table:style-name="Tableau5.A2" office:value-type="string">
                  <text:p text:style-name="P20">Pied à coulisse<text:change-start text:change-id="ct2171752913952"/> <text:span text:style-name="T15">base 500 mm</text:span><text:change-end text:change-id="ct2171752913952"/></text:p>
                </table:table-cell>
                <table:table-cell table:style-name="Tableau5.C2" office:value-type="string">
                  <text:p text:style-name="P18">1 an</text:p>
                </table:table-cell>
              </table:table-row>
              <table:table-row>
                <table:table-cell table:style-name="Tableau5.A2" office:value-type="string">
                  <text:p text:style-name="P25"><text:change-start text:change-id="ct2171752916832"/>COA 055<text:change-end text:change-id="ct2171752916832"/></text:p>
                </table:table-cell>
                <table:table-cell table:style-name="Tableau5.A2" office:value-type="string">
                  <text:p text:style-name="P25"><text:change-start text:change-id="ct2171752918752"/>Pied à coulisse base 150 mm<text:change-end text:change-id="ct2171752918752"/></text:p>
                </table:table-cell>
                <table:table-cell table:style-name="Tableau5.C2" office:value-type="string">
                  <text:p text:style-name="P26"><text:change-start text:change-id="ct2171752912512"/>1 an<text:change-end text:change-id="ct2171752912512"/></text:p>
                </table:table-cell>
              </table:table-row>
              <table:table-row>
                <table:table-cell table:style-name="Tableau5.A2" office:value-type="string">
                  <text:p text:style-name="P16">COA 038</text:p>
                </table:table-cell>
                <table:table-cell table:style-name="Tableau5.A2" office:value-type="string">
                  <text:p text:style-name="P16">Piscines de conservation</text:p>
                </table:table-cell>
                <table:table-cell table:style-name="Tableau5.C2" office:value-type="string">
                  <text:p text:style-name="P21"><text:span text:style-name="T120">2</text:span> an<text:span text:style-name="T120">s</text:span></text:p>
                </table:table-cell>
              </table:table-row>
              <table:table-row>
                <table:table-cell table:style-name="Tableau5.A2" office:value-type="string">
                  <text:p text:style-name="P24">COA 0<text:span text:style-name="T141">06, 009 et 032</text:span></text:p>
                </table:table-cell>
                <table:table-cell table:style-name="Tableau5.A2" office:value-type="string">
                  <text:p text:style-name="P24">Balance<text:span text:style-name="T141">s</text:span></text:p>
                </table:table-cell>
                <table:table-cell table:style-name="Tableau5.C2" office:value-type="string">
                  <text:p text:style-name="P3">1 an</text:p>
                </table:table-cell>
              </table:table-row>
            </table:table>
            <text:p text:style-name="Standard"/>
            <text:p text:style-name="P72">Logiciel</text:p>
            <text:p text:style-name="P82">Le procès-verbal d'essai est édité à partir de <text:span text:style-name="T107">la </text:span>feuille de calcul <text:span text:style-name="T108">« essai DAPP », onglet « PV »</text:span>. <text:span text:style-name="T20">L</text:span><text:span text:style-name="T30">a validation initiale de la feuille de calcul a été réalisé</text:span><text:span text:style-name="T31">e</text:span><text:span text:style-name="T30"> le </text:span><text:span text:style-name="T31">6/7/18</text:span><text:span text:style-name="T30">.</text:span></text:p>
            <text:p text:style-name="P65"/>
          </table:table-cell>
        </table:table-row>
        <table:table-row>
          <table:table-cell table:style-name="Tableau1.A1" office:value-type="string">
            <text:p text:style-name="P77">Archivage</text:p>
          </table:table-cell>
          <table:table-cell table:style-name="Tableau1.A1" office:value-type="string">
            <text:p text:style-name="P72">Archivage « informatique »</text:p>
            <text:p text:style-name="Standard">L<text:span text:style-name="T107">es feuilles de calcul et les</text:span> procès-verbaux <text:span text:style-name="T22">scannés</text:span> sont archivés sous <text:change text:change-id="ct2171752917312"/><text:change-start text:change-id="ct2171752912992"/><text:s/><text:span text:style-name="T15">BOX</text:span><text:change-end text:change-id="ct2171752912992"/>, pour une durée minimale de <text:span text:style-name="T100">10</text:span> ans.</text:p>
            <text:p text:style-name="P65"/>
          </table:table-cell>
        </table:table-row>
        <table:table-row>
          <table:table-cell table:style-name="Tableau1.A1" office:value-type="string">
            <text:p text:style-name="P77">Suivi des normes relatives aux essais accrédités</text:p>
          </table:table-cell>
          <table:table-cell table:style-name="Tableau1.A1" office:value-type="string">
            <text:p text:style-name="Standard">Le suivi des normes d'essais sur béton frais et béton durci est assuré au niveau national par le correspondant sectoriel « essais béton » du réseau des LPC. Celui-ci informe les chefs d'UT COFRAC « béton » en cas de révision de ces normes.</text:p>
            <text:p text:style-name="Standard"/>
          </table:table-cell>
        </table:table-row>
        <table:table-row>
          <table:table-cell table:style-name="Tableau1.A1" office:value-type="string">
            <text:p text:style-name="P77">Gestion de la flexibilité de typ<text:span text:style-name="T142">e Flex01</text:span></text:p>
          </table:table-cell>
          <table:table-cell table:style-name="Tableau1.A1" office:value-type="string">
            <text:p text:style-name="Standard">En cas de révision de norme d'essai, la « fiche d'évolution d'un référentiel » <text:span text:style-name="T107">référencée</text:span> <text:span text:style-name="T3">R2.DLCF.DM.005</text:span> est renseignée par le RE.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table:number-columns-spanned="6" office:value-type="string">
            <text:p text:style-name="P5">Documents d'enregistre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Table_20_Contents">Identification</text:p>
          </table:table-cell>
          <table:table-cell table:style-name="Tableau4.A2" office:value-type="string">
            <text:p text:style-name="Table_20_Contents">Modèle / version</text:p>
          </table:table-cell>
          <table:table-cell table:style-name="Tableau4.A2" office:value-type="string">
            <text:p text:style-name="Table_20_Contents">Stockage</text:p>
          </table:table-cell>
          <table:table-cell table:style-name="Tableau4.A2" office:value-type="string">
            <text:p text:style-name="Table_20_Contents">Accessibilité</text:p>
          </table:table-cell>
          <table:table-cell table:style-name="Tableau4.A2" office:value-type="string">
            <text:p text:style-name="Table_20_Contents">Conservation </text:p>
          </table:table-cell>
          <table:table-cell table:style-name="Tableau4.F2" office:value-type="string">
            <text:p text:style-name="Table_20_Contents">Élimination </text:p>
          </table:table-cell>
        </table:table-row>
        <table:table-row>
          <table:table-cell table:style-name="Tableau4.A2" office:value-type="string">
            <text:p text:style-name="Table_20_Contents">Annexe Spécifique Cofrac au Plan Qualité du DLCF</text:p>
          </table:table-cell>
          <table:table-cell table:style-name="Tableau4.A2" office:value-type="string">
            <text:p text:style-name="Table_20_Contents">R2.DLCF.P.001 en cours de validité</text:p>
          </table:table-cell>
          <table:table-cell table:style-name="Tableau4.A2" office:value-type="string">
            <text:p text:style-name="Table_20_Contents">GEDOQ</text:p>
          </table:table-cell>
          <table:table-cell table:style-name="Tableau4.A2" office:value-type="string">
            <text:p text:style-name="Table_20_Contents">Agents <text:change text:change-id="ct2171752911552"/><text:change-start text:change-id="ct2171752913232"/><text:span text:style-name="T144">IOAD</text:span><text:change-end text:change-id="ct2171752913232"/> programme 3</text:p>
          </table:table-cell>
          <table:table-cell table:style-name="Tableau4.A2" office:value-type="string">
            <text:p text:style-name="Table_20_Contents">5 ans</text:p>
          </table:table-cell>
          <table:table-cell table:style-name="Tableau4.F2" office:value-type="string">
            <text:p text:style-name="Table_20_Contents">RQD</text:p>
          </table:table-cell>
        </table:table-row>
        <table:table-row>
          <table:table-cell table:style-name="Tableau4.A2" office:value-type="string">
            <text:p text:style-name="P31"><text:span text:style-name="T135">Dossier-</text:span>essai <text:span text:style-name="T130">DAPP</text:span></text:p>
          </table:table-cell>
          <table:table-cell table:style-name="Tableau4.A2" office:value-type="string">
            <text:p text:style-name="Table_20_Contents">En cours de validité</text:p>
          </table:table-cell>
          <table:table-cell table:style-name="Tableau4.A2" office:value-type="string">
            <text:p text:style-name="Table_20_Contents">- <text:change text:change-id="ct2171752913472"/><text:change-start text:change-id="ct2171752914912"/><text:s/><text:span text:style-name="T15">BOX</text:span><text:change-end text:change-id="ct2171752914912"/></text:p>
          </table:table-cell>
          <table:table-cell table:style-name="Tableau4.A2" office:value-type="string">
            <text:p text:style-name="Table_20_Contents">Agents <text:change text:change-id="ct2171752917792"/><text:change-start text:change-id="ct2171752913712"/><text:span text:style-name="T144">IOAD</text:span><text:change-end text:change-id="ct2171752913712"/> programme 3</text:p>
          </table:table-cell>
          <table:table-cell table:style-name="Tableau4.A2" office:value-type="string">
            <text:p text:style-name="Table_20_Contents">10 ans</text:p>
          </table:table-cell>
          <table:table-cell table:style-name="Tableau4.F2" office:value-type="string">
            <text:p text:style-name="Table_20_Contents">Chef d'UT </text:p>
          </table:table-cell>
        </table:table-row>
      </table:table>
      <text:p text:style-name="Standard"/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Normal"/>
    <style:font-face style:name="Arial3" svg:font-family="Arial" style:font-family-generic="swiss"/>
    <style:font-face style:name="Arial2" svg:font-family="Arial" style:font-adornments="Normal" style:font-family-generic="swiss"/>
    <style:font-face style:name="Liberation Sans5" svg:font-family="'Liberation Sans'" style:font-family-generic="swiss"/>
    <style:font-face style:name="Liberation Sans4" svg:font-family="'Liberation Sans'" style:font-adornments="Normal" style:font-family-generic="swiss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 Gras" svg:font-family="'Arial Gra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3" svg:font-family="'Liberation Sans'" style:font-adornments="Italique 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loext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loext:contextual-spacing="false" fo:text-align="center" style:justify-single-word="false" fo:orphans="2" fo:widows="2" fo:text-indent="0cm" style:auto-text-indent="false"/>
      <style:text-properties style:use-window-font-color="true" style:font-name="Arial1" fo:font-family="Arial" style:font-style-name="Gras" style:font-family-generic="swiss" style:font-pitch="variable" fo:font-size="8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 style:parent-style-name="Texte_20_Fragment" style:list-style-name="">
      <style:paragraph-properties fo:margin-left="0.131cm" fo:margin-right="0.131cm" fo:margin-top="0.106cm" fo:margin-bottom="0.106cm" loext:contextual-spacing="false" fo:orphans="2" fo:widows="2" fo:text-indent="0cm" style:auto-text-indent="false"/>
      <style:text-properties fo:color="#000000" style:font-name="Liberation Serif" fo:font-family="'Liberation Serif'" style:font-style-name="Normal" style:font-family-generic="roman" style:font-pitch="variable" fo:font-size="10pt" fo:language="fr" fo:country="FR" fo:font-weight="normal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loext:graphic-properties draw:fill="none" draw:fill-color="#99ccff"/>
      <style:paragraph-properties fo:margin-left="-0.101cm" fo:margin-right="0cm" fo:margin-top="0.12cm" fo:margin-bottom="0cm" loext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style:font-name="Liberation Sans2" fo:font-family="'Liberation Sans'" style:font-style-name="Gras" style:font-family-generic="swiss" style:font-pitch="variable" fo:font-size="11pt" fo:font-weight="bold"/>
    </style:style>
    <style:style style:name="Texte_20_Fragment" style:display-name="Texte Fragment" style:family="paragraph" style:list-style-name="">
      <style:paragraph-properties fo:margin-left="0.199cm" fo:margin-right="0cm" fo:margin-top="0.101cm" fo:margin-bottom="0cm" loext:contextual-spacing="false" fo:keep-together="always" fo:text-indent="0cm" style:auto-text-indent="false" text:number-lines="false" text:line-number="0">
        <style:tab-stops/>
      </style:paragraph-properties>
      <style:text-properties style:font-name="Liberation Serif" fo:font-family="'Liberation Serif'" style:font-style-name="Normal" style:font-family-generic="roman" style:font-pitch="variable" fo:font-size="11pt"/>
    </style:style>
    <style:style style:name="Heading_20_1" style:display-name="Heading 1" style:family="paragraph" style:parent-style-name="Heading" style:next-style-name="Heading_20_2" style:default-outline-level="1" style:list-style-name="" style:class="text" style:master-page-name="">
      <loext:graphic-properties draw:fill="none" draw:fill-color="#99ccff"/>
      <style:paragraph-properties fo:margin-left="0cm" fo:margin-right="0cm" fo:margin-top="0.22cm" fo:margin-bottom="0.21cm" loext:contextual-spacing="false" fo:orphans="0" fo:widows="0" fo:text-indent="0cm" style:auto-text-indent="false" style:page-number="auto" fo:break-before="page" fo:background-color="transparent" style:shadow="none" fo:keep-with-next="auto">
        <style:tab-stops/>
      </style:paragraph-properties>
      <style:text-properties style:font-name="Liberation Sans2" fo:font-family="'Liberation Sans'" style:font-style-name="Gras" style:font-family-generic="swiss" style:font-pitch="variable" fo:font-size="20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loext:graphic-properties draw:fill="none" draw:fill-color="#99ccff"/>
      <style:paragraph-properties fo:margin-left="0cm" fo:margin-right="0cm" fo:margin-top="0.21cm" fo:margin-bottom="0.31cm" loext:contextual-spacing="false" fo:orphans="0" fo:widows="0" fo:text-indent="0cm" style:auto-text-indent="false" style:page-number="auto" fo:background-color="transparent" style:shadow="none" fo:keep-with-next="always">
        <style:tab-stops/>
      </style:paragraph-properties>
      <style:text-properties fo:color="#4c4c4c" style:font-name="Liberation Sans2" fo:font-family="'Liberation Sans'" style:font-style-name="Gras" style:font-family-generic="swiss" style:font-pitch="variable" fo:font-size="16pt" fo:font-style="normal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loext:graphic-properties draw:fill="none" draw:fill-color="#99ccff"/>
      <style:paragraph-properties fo:margin-left="0cm" fo:margin-right="0cm" fo:margin-top="0.12cm" fo:margin-bottom="0cm" loext:contextual-spacing="false" fo:text-align="end" style:justify-single-word="false" fo:orphans="0" fo:widows="0" fo:text-indent="0cm" style:auto-text-indent="false" style:page-number="auto" fo:background-color="transparent" style:shadow="none" fo:keep-with-next="always">
        <style:tab-stops/>
      </style:paragraph-properties>
      <style:text-properties fo:color="#355e00" style:font-name="Liberation Sans3" fo:font-family="'Liberation Sans'" style:font-style-name="Italique gras" style:font-family-generic="swiss" style:font-pitch="variable" fo:font-size="10pt" fo:font-style="italic" fo:font-weight="bold" style:font-weight-asian="bold"/>
    </style:style>
    <style:style style:name="Titre_20_2_20__28_suite_29_" style:display-name="Titre 2 (suite)" style:family="paragraph" style:parent-style-name="Heading_20_2" style:next-style-name="Texte_20_Fragment" style:default-outline-level="" style:master-page-name="">
      <style:paragraph-properties fo:margin-top="0.21cm" fo:margin-bottom="0.101cm" loext:contextual-spacing="false" style:page-number="auto" fo:break-before="page" fo:keep-with-next="auto"/>
      <style:text-properties fo:color="#666666" fo:font-size="16pt" fo:font-weight="bold"/>
    </style:style>
    <style:style style:name="Titre_20_3_20__28_suite_29_" style:display-name="Titre 3 (suite)" style:family="paragraph" style:parent-style-name="Heading_20_3" style:next-style-name="Text_20_body" style:default-outline-level="" style:class="text">
      <style:paragraph-properties fo:margin-left="-0.101cm" fo:margin-right="0cm" fo:text-indent="0cm" style:auto-text-indent="false"/>
      <style:text-properties fo:color="#808080" fo:font-size="11pt" fo:font-style="normal" fo:font-weight="bold"/>
    </style:style>
    <style:style style:name="Picto" style:family="paragraph">
      <style:paragraph-properties fo:margin-left="0cm" fo:margin-right="0cm" fo:text-indent="0cm" style:auto-text-indent="false"/>
    </style:style>
    <style:style style:name="Index_20_tableau" style:display-name="Index tableau" style:family="paragraph" style:parent-style-name="Standard">
      <style:paragraph-properties fo:margin-left="0.101cm" fo:margin-right="0.199cm" fo:margin-top="0.106cm" fo:margin-bottom="0cm" loext:contextual-spacing="false" fo:text-align="end" style:justify-single-word="false" fo:text-indent="0cm" style:auto-text-indent="false"/>
      <style:text-properties style:font-name="Arial" fo:font-family="Arial" style:font-family-generic="swiss" style:font-pitch="variable" fo:font-size="10pt" fo:font-style="italic" style:font-size-asian="10pt" style:font-style-asian="italic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Heading_20_1" style:class="index" style:master-page-name="">
      <style:paragraph-properties fo:margin-left="0cm" fo:margin-right="0cm" fo:text-indent="0cm" style:auto-text-indent="false" style:page-number="auto" fo:break-before="auto" fo:break-after="auto">
        <style:tab-stops>
          <style:tab-stop style:position="17cm" style:type="right" style:leader-style="dotted" style:leader-text="."/>
        </style:tab-stops>
      </style:paragraph-properties>
      <style:text-properties fo:font-size="75%"/>
    </style:style>
    <style:style style:name="Contents_20_2" style:display-name="Contents 2" style:family="paragraph" style:parent-style-name="Heading_20_2" style:class="index" style:master-page-name="">
      <style:paragraph-properties fo:margin-left="0.6cm" fo:margin-right="0cm" fo:margin-top="0.21cm" fo:margin-bottom="0.21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75%"/>
    </style:style>
    <style:style style:name="Contents_20_3" style:display-name="Contents 3" style:family="paragraph" style:parent-style-name="Heading_20_3" style:class="index">
      <style:paragraph-properties fo:margin-left="1.1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90%"/>
    </style:style>
    <style:style style:name="Contents_20_4" style:display-name="Contents 4" style:family="paragraph" style:parent-style-name="Heading_20_4" style:class="index">
      <style:paragraph-properties fo:margin-left="1.7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0%"/>
    </style:style>
    <style:style style:name="Liste_20_Niveau1_20_MRS" style:display-name="Liste Niveau1 MRS" style:family="paragraph" style:parent-style-name="Texte_20_Fragment" style:list-style-name="List_20_1" style:class="list" style:master-page-name="">
      <style:paragraph-properties style:page-number="auto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e_20_Niveau2_20_MRS" style:display-name="Liste Niveau2 MRS" style:family="paragraph" style:parent-style-name="Liste_20_Niveau1_20_MRS" style:list-style-name="List_20_2">
      <style:paragraph-properties fo:margin-top="0.03cm" fo:margin-bottom="0cm" loext:contextual-spacing="false"/>
    </style:style>
    <style:style style:name="Separateur" style:family="paragraph">
      <style:text-properties style:font-name="Liberation Sans" fo:font-family="'Liberation Sans'" style:font-style-name="Normal" style:font-family-generic="swiss" style:font-pitch="variable" fo:font-size="6pt"/>
    </style:style>
    <style:style style:name="Legende" style:family="paragraph" style:parent-style-name="Num_20_Tableau" style:list-style-name="">
      <style:paragraph-properties fo:margin-left="0cm" fo:margin-right="0cm" fo:text-indent="0cm" style:auto-text-indent="false" style:snap-to-layout-grid="false"/>
      <style:text-properties style:font-name="Liberation Sans1" fo:font-family="'Liberation Sans'" style:font-family-generic="swiss" style:font-pitch="variable" fo:font-size="8pt" style:font-size-asian="8pt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5z0" style:family="text">
      <style:text-properties style:font-name="Arial Gras" fo:font-family="'Arial Gras'" style:font-family-generic="swiss" style:font-pitch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10" text:style-name="Bullet_20_Symbols" text:bullet-char="‒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Arial2"/>
      </text:list-level-style-bullet>
    </text:list-style>
    <text:list-style style:name="List_20_2" style:display-name="List 2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cm" style:rel-width="100%" fo:break-before="page" table:align="left"/>
    </style:style>
    <style:style style:name="Tableau2.A" style:family="table-column">
      <style:table-column-properties style:column-width="2.704cm" style:rel-column-width="1533*"/>
    </style:style>
    <style:style style:name="Tableau2.B" style:family="table-column">
      <style:table-column-properties style:column-width="9.32cm" style:rel-column-width="5284*"/>
    </style:style>
    <style:style style:name="Tableau2.C" style:family="table-column">
      <style:table-column-properties style:column-width="4.976cm" style:rel-column-width="2821*"/>
    </style:style>
    <style:style style:name="Tableau2.1" style:family="table-row">
      <style:table-row-properties style:min-row-height="3.20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bold" officeooo:rsid="004ae98b" officeooo:paragraph-rsid="004ae98b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bold" officeooo:paragraph-rsid="004ae98b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6" style:family="paragraph" style:parent-style-name="Table_20_Contents">
      <style:text-properties style:font-name="Liberation Sans" fo:font-size="11pt" officeooo:rsid="00882dce" officeooo:paragraph-rsid="00882dce"/>
    </style:style>
    <style:style style:name="MP7" style:family="paragraph" style:parent-style-name="Table_20_Contents">
      <style:text-properties officeooo:rsid="004ae98b" officeooo:paragraph-rsid="004ae98b" fo:background-color="transparent"/>
    </style:style>
    <style:style style:name="MP8" style:family="paragraph" style:parent-style-name="Header">
      <style:text-properties fo:font-size="6pt" style:font-size-asian="6pt" style:font-size-complex="6pt"/>
    </style:style>
    <style:style style:name="MP9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4ae98b"/>
    </style:style>
    <style:style style:name="MT2" style:family="text">
      <style:text-properties officeooo:rsid="008e7047"/>
    </style:style>
    <style:style style:name="MT3" style:family="text">
      <style:text-properties officeooo:rsid="004d83dd"/>
    </style:style>
    <style:style style:name="MT4" style:family="text">
      <style:text-properties style:font-name="Liberation Sans" officeooo:rsid="00882dce"/>
    </style:style>
    <style:style style:name="MT5" style:family="text">
      <style:text-properties style:font-name="Liberation Sans" officeooo:rsid="008a21da"/>
    </style:style>
    <style:style style:name="MT6" style:family="text">
      <style:text-properties officeooo:rsid="0088095e"/>
    </style:style>
    <style:style style:name="MT7" style:family="text">
      <style:text-properties officeooo:rsid="0034bd5f"/>
    </style:style>
    <style:style style:name="MT8" style:family="text">
      <style:text-properties officeooo:rsid="008c5f3f"/>
    </style:style>
    <style:style style:name="MT9" style:family="text">
      <style:text-properties officeooo:rsid="00863824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ext:tracked-changes>
          <text:changed-region xml:id="ct2171853116496" text:id="ct2171853116496">
            <text:deletion>
              <office:change-info>
                <dc:creator>Auteur inconnu</dc:creator>
                <dc:date>2021-10-26T09:54:31</dc:date>
              </office:change-info>
              <text:p text:style-name="MP2">DLCF</text:p>
            </text:deletion>
          </text:changed-region>
          <text:changed-region xml:id="ct2171853117696" text:id="ct2171853117696">
            <text:insertion>
              <office:change-info>
                <dc:creator>Auteur inconnu</dc:creator>
                <dc:date>2021-10-26T09:54:31</dc:date>
              </office:change-info>
            </text:insertion>
          </text:changed-region>
          <text:changed-region xml:id="ct2171757386816" text:id="ct2171757386816">
            <text:deletion>
              <office:change-info>
                <dc:creator>Auteur inconnu</dc:creator>
                <dc:date>2021-10-26T09:19:49</dc:date>
              </office:change-info>
              <text:p text:style-name="MP6">1</text:p>
            </text:deletion>
          </text:changed-region>
          <text:changed-region xml:id="ct2171757395936" text:id="ct2171757395936">
            <text:insertion>
              <office:change-info>
                <dc:creator>Auteur inconnu</dc:creator>
                <dc:date>2021-10-26T09:19:49</dc:date>
              </office:change-info>
            </text:insertion>
          </text:changed-region>
          <text:changed-region xml:id="ct2171757390896" text:id="ct2171757390896">
            <text:deletion>
              <office:change-info>
                <dc:creator>Auteur inconnu</dc:creator>
                <dc:date>2021-10-26T09:19:56</dc:date>
              </office:change-info>
              <text:p text:style-name="MP7"><text:span text:style-name="MT9">4/01/2021</text:span></text:p>
            </text:deletion>
          </text:changed-region>
          <text:changed-region xml:id="ct2171757392816" text:id="ct2171757392816">
            <text:insertion>
              <office:change-info>
                <dc:creator>Auteur inconnu</dc:creator>
                <dc:date>2021-10-26T09:19:56</dc:date>
              </office:change-info>
            </text:insertion>
          </text:changed-region>
        </text:tracked-changes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1">CEREMA</text:p>
              <text:p text:style-name="MP2"><text:span text:style-name="MT1">Centre-Est</text:span><text:line-break/><text:line-break/><text:change text:change-id="ct2171853116496"/><text:change-start text:change-id="ct2171853117696"/><text:span text:style-name="MT2">ACF</text:span><text:change-end text:change-id="ct2171853117696"/></text:p>
            </table:table-cell>
            <table:table-cell table:style-name="Tableau2.A1" office:value-type="string">
              <text:p text:style-name="MP3">Instruction</text:p>
              <text:p text:style-name="MP4">relative à l'essai <text:span text:style-name="MT3">accéléré de migration des ions chlorures en régime non-stationnaire</text:span></text:p>
              <text:p text:style-name="MP5"><text:s/><text:span text:style-name="MT4">Groupe IOA</text:span><text:span text:style-name="MT5">D</text:span></text:p>
            </table:table-cell>
            <table:table-cell table:style-name="Tableau2.C1" office:value-type="string">
              <text:p text:style-name="Table_20_Contents">Réf. : <text:span text:style-name="MT6">R2</text:span>.DLCF.<text:span text:style-name="MT7">I</text:span>.<text:span text:style-name="MT6">040</text:span></text:p>
              <text:p text:style-name="MP6">Révision <text:change text:change-id="ct2171757386816"/><text:change-start text:change-id="ct2171757395936"/><text:span text:style-name="MT8">2</text:span><text:change-end text:change-id="ct2171757395936"/></text:p>
              <text:p text:style-name="MP7">date : <text:span text:style-name="MT9"><text:s/></text:span><text:change text:change-id="ct2171757390896"/><text:change-start text:change-id="ct2171757392816"/><text:span text:style-name="MT9">26/10/2021</text:span><text:change-end text:change-id="ct2171757392816"/></text:p>
            </table:table-cell>
          </table:table-row>
        </table:table>
        <text:p text:style-name="MP8"/>
      </style:header>
      <style:footer>
        <text:p text:style-name="MP9"><text:file-name text:display="name">instruction_COFRAC_essai_de_migration_des_chlorures_en_regime_non_stationnaire</text:file-name><text:tab/>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.M12$Windows_X86_64 LibreOffice_project/526f2ee0224621e0a9cddbe1937eda2b9a7efbdd</meta:generator>
    <meta:creation-date>2021-10-26T09:54:35.082000000</meta:creation-date>
    <meta:editing-cycles>1</meta:editing-cycles>
    <meta:editing-duration>P0D</meta:editing-duration>
    <meta:document-statistic meta:table-count="4" meta:image-count="0" meta:object-count="2" meta:page-count="7" meta:paragraph-count="183" meta:word-count="1744" meta:character-count="10273" meta:non-whitespace-character-count="869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fo:font-size="12pt" fo:text-shadow="none" style:text-underline-style="none" fo:font-weight="normal" style:text-underline-mode="continuous" style:text-overline-mode="continuous" style:text-line-through-mode="continuous" style:font-size-asian="6.80000019073486pt" style:font-weight-asian="normal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style:text-position="26% 58%" fo:font-size="12pt" fo:language="fr" fo:country="FR" fo:font-style="normal" style:letter-kerning="true" style:font-name-asian="Mangal" style:language-asian="hi" style:country-asian="IN" style:font-style-asian="normal" style:font-size-complex="11pt" style:font-style-complex="normal"/>
    </style:style>
    <style:style style:name="T3" style:family="text">
      <style:text-properties fo:font-size="12pt" fo:language="fr" fo:country="FR" fo:font-style="normal" style:letter-kerning="true" style:font-name-asian="Mangal" style:language-asian="hi" style:country-asian="IN" style:font-style-asian="normal" style:font-size-complex="11pt" style:font-style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2" table:default-cell-style-name="ce5"/>
        <table:table-row table:style-name="ro1">
          <table:table-cell table:style-name="ce1" office:value-type="string" calcext:value-type="string" table:number-columns-spanned="4" table:number-rows-spanned="1">
            <text:p>Préparation de la solution amont</text:p>
          </table:table-cell>
          <table:covered-table-cell table:number-columns-repeated="3" table:style-name="ce4"/>
        </table:table-row>
        <table:table-row table:style-name="ro2"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Eau</text:p>
          </table:table-cell>
          <table:table-cell table:style-name="ce6" office:value-type="string" calcext:value-type="string">
            <text:p>NaCl</text:p>
          </table:table-cell>
          <table:table-cell table:style-name="ce6" office:value-type="string" calcext:value-type="string">
            <text:p>NaOH</text:p>
          </table:table-cell>
        </table:table-row>
        <table:table-row table:style-name="ro3">
          <table:table-cell office:value-type="string" calcext:value-type="string">
            <text:p><text:span text:style-name="T1">[NaCl 0,5 mol.l</text:span><text:span text:style-name="T2">-1</text:span><text:span text:style-name="T1"> + NaOH 0,1 mol.l</text:span><text:span text:style-name="T2">-1</text:span><text:span text:style-name="T3">]</text:span></text:p>
          </table:table-cell>
          <table:table-cell office:value-type="string" calcext:value-type="string">
            <text:p>2 Kg</text:p>
          </table:table-cell>
          <table:table-cell office:value-type="string" calcext:value-type="string">
            <text:p>58 g</text:p>
          </table:table-cell>
          <table:table-cell office:value-type="string" calcext:value-type="string">
            <text:p>8 g</text:p>
          </table:table-cell>
        </table:table-row>
        <table:table-row table:style-name="ro3">
          <table:table-cell office:value-type="string" calcext:value-type="string">
            <text:p><text:span text:style-name="T1">[NaCl 1 mol.l</text:span><text:span text:style-name="T2">-1</text:span><text:span text:style-name="T1"> + NaOH 0,1 mol.l</text:span><text:span text:style-name="T2">-1</text:span><text:span text:style-name="T3">]</text:span></text:p>
          </table:table-cell>
          <table:table-cell office:value-type="string" calcext:value-type="string">
            <text:p>2 Kg</text:p>
          </table:table-cell>
          <table:table-cell office:value-type="string" calcext:value-type="string">
            <text:p>116 g</text:p>
          </table:table-cell>
          <table:table-cell office:value-type="string" calcext:value-type="string">
            <text:p>8 g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0000-00-00T11:08:53.4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fo:font-size="12pt" fo:text-shadow="none" style:text-underline-style="none" fo:font-weight="normal" style:text-underline-mode="continuous" style:text-overline-mode="continuous" style:text-line-through-mode="continuous" style:font-size-asian="6.80000019073486pt" style:font-weight-asian="normal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 table:number-columns-spanned="3" table:number-rows-spanned="1">
            <text:p>Préparation de la solution aval</text:p>
          </table:table-cell>
          <table:covered-table-cell table:number-columns-repeated="2" table:style-name="ce4"/>
        </table:table-row>
        <table:table-row table:style-name="ro2"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Eau</text:p>
          </table:table-cell>
          <table:table-cell table:style-name="ce6" office:value-type="string" calcext:value-type="string">
            <text:p>NaOH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[NaOH 0,1 mol.l-1] </text:p>
          </table:table-cell>
          <table:table-cell office:value-type="string" calcext:value-type="string">
            <text:p>5 Kg</text:p>
          </table:table-cell>
          <table:table-cell office:value-type="string" calcext:value-type="string">
            <text:p>20 g</text:p>
          </table:table-cell>
        </table:table-row>
        <table:table-row table:style-name="ro1">
          <table:covered-table-cell/>
          <table:table-cell office:value-type="string" calcext:value-type="string">
            <text:p>10 Kg</text:p>
          </table:table-cell>
          <table:table-cell office:value-type="string" calcext:value-type="string">
            <text:p>40 g</text:p>
          </table:table-cell>
        </table:table-row>
        <table:table-row table:style-name="ro1">
          <table:covered-table-cell/>
          <table:table-cell office:value-type="string" calcext:value-type="string">
            <text:p>15 Kg</text:p>
          </table:table-cell>
          <table:table-cell office:value-type="string" calcext:value-type="string">
            <text:p>60 g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0000-00-00T11:09:28.2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